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4" manifest:media-type=""/>
  <manifest:file-entry manifest:full-path="Versions/Version3" manifest:media-type=""/>
  <manifest:file-entry manifest:full-path="Versions/Version2" manifest:media-type=""/>
  <manifest:file-entry manifest:full-path="Versions/Version1" manifest:media-type="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NullAndEmpty" style:family="table">
      <style:table-properties style:width="18cm" table:align="margins"/>
    </style:style>
    <style:style style:name="NullAndEmpty.A" style:family="table-column">
      <style:table-column-properties style:column-width="8.999cm" style:rel-column-width="32767*"/>
    </style:style>
    <style:style style:name="NullAndEmpty.B" style:family="table-column">
      <style:table-column-properties style:column-width="9.001cm" style:rel-column-width="32768*"/>
    </style:style>
    <style:style style:name="NullAndEmpty.A1" style:family="table-cell">
      <style:table-cell-properties fo:padding="0.097cm" fo:border-left="0.05pt solid #000000" fo:border-right="none" fo:border-top="0.05pt solid #000000" fo:border-bottom="0.05pt solid #000000"/>
    </style:style>
    <style:style style:name="NullAndEmpty.B1" style:family="table-cell">
      <style:table-cell-properties fo:padding="0.097cm" fo:border="0.05pt solid #000000"/>
    </style:style>
    <style:style style:name="NullAndEmpty.A2" style:family="table-cell">
      <style:table-cell-properties fo:padding="0.097cm" fo:border-left="0.05pt solid #000000" fo:border-right="none" fo:border-top="none" fo:border-bottom="0.05pt solid #000000"/>
    </style:style>
    <style:style style:name="NullAndEmpty.B2" style:family="table-cell">
      <style:table-cell-properties fo:padding="0.097cm" fo:border-left="0.05pt solid #000000" fo:border-right="0.05pt solid #000000" fo:border-top="none" fo:border-bottom="0.05pt solid #000000"/>
    </style:style>
    <style:style style:name="URLs" style:family="table">
      <style:table-properties style:width="18cm" table:align="margins"/>
    </style:style>
    <style:style style:name="URLs.A" style:family="table-column">
      <style:table-column-properties style:column-width="10.384cm" style:rel-column-width="37805*"/>
    </style:style>
    <style:style style:name="URLs.B" style:family="table-column">
      <style:table-column-properties style:column-width="7.616cm" style:rel-column-width="27730*"/>
    </style:style>
    <style:style style:name="URLs.A1" style:family="table-cell">
      <style:table-cell-properties fo:padding="0.097cm" fo:border-left="0.05pt solid #000000" fo:border-right="none" fo:border-top="0.05pt solid #000000" fo:border-bottom="0.05pt solid #000000"/>
    </style:style>
    <style:style style:name="URLs.B1" style:family="table-cell">
      <style:table-cell-properties fo:padding="0.097cm" fo:border="0.05pt solid #000000"/>
    </style:style>
    <style:style style:name="URLs.A2" style:family="table-cell">
      <style:table-cell-properties fo:padding="0.097cm" fo:border-left="0.05pt solid #000000" fo:border-right="none" fo:border-top="none" fo:border-bottom="0.05pt solid #000000"/>
    </style:style>
    <style:style style:name="URLs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" style:family="table">
      <style:table-properties style:width="18cm" table:align="margins"/>
    </style:style>
    <style:style style:name="Таблица.A" style:family="table-column">
      <style:table-column-properties style:column-width="3.999cm" style:rel-column-width="14558*"/>
    </style:style>
    <style:style style:name="Таблица.B" style:family="table-column">
      <style:table-column-properties style:column-width="3cm" style:rel-column-width="10923*"/>
    </style:style>
    <style:style style:name="Таблица.C" style:family="table-column">
      <style:table-column-properties style:column-width="5.001cm" style:rel-column-width="18205*"/>
    </style:style>
    <style:style style:name="Таблица.D" style:family="table-column">
      <style:table-column-properties style:column-width="6.001cm" style:rel-column-width="21849*"/>
    </style:style>
    <style:style style:name="Таблица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.D1" style:family="table-cell">
      <style:table-cell-properties fo:padding="0.097cm" fo:border="0.05pt solid #000000"/>
    </style:style>
    <style:style style:name="Таблица.A2" style:family="table-cell">
      <style:table-cell-properties fo:padding="0.097cm" fo:border-left="0.05pt solid #000000" fo:border-right="none" fo:border-top="none" fo:border-bottom="0.05pt solid #000000"/>
    </style:style>
    <style:style style:name="Таблица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8cm" table:align="margins"/>
    </style:style>
    <style:style style:name="Таблица1.A" style:family="table-column">
      <style:table-column-properties style:column-width="3.999cm" style:rel-column-width="14558*"/>
    </style:style>
    <style:style style:name="Таблица1.B" style:family="table-column">
      <style:table-column-properties style:column-width="3cm" style:rel-column-width="10923*"/>
    </style:style>
    <style:style style:name="Таблица1.C" style:family="table-column">
      <style:table-column-properties style:column-width="5.001cm" style:rel-column-width="18205*"/>
    </style:style>
    <style:style style:name="Таблица1.D" style:family="table-column">
      <style:table-column-properties style:column-width="6.001cm" style:rel-column-width="21849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cm" table:align="margins"/>
    </style:style>
    <style:style style:name="Таблица2.A" style:family="table-column">
      <style:table-column-properties style:column-width="3.999cm" style:rel-column-width="14558*"/>
    </style:style>
    <style:style style:name="Таблица2.B" style:family="table-column">
      <style:table-column-properties style:column-width="3cm" style:rel-column-width="10923*"/>
    </style:style>
    <style:style style:name="Таблица2.C" style:family="table-column">
      <style:table-column-properties style:column-width="5.001cm" style:rel-column-width="18205*"/>
    </style:style>
    <style:style style:name="Таблица2.D" style:family="table-column">
      <style:table-column-properties style:column-width="6.001cm" style:rel-column-width="21849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3.999cm" style:rel-column-width="14558*"/>
    </style:style>
    <style:style style:name="Таблица3.B" style:family="table-column">
      <style:table-column-properties style:column-width="3cm" style:rel-column-width="10923*"/>
    </style:style>
    <style:style style:name="Таблица3.C" style:family="table-column">
      <style:table-column-properties style:column-width="5.001cm" style:rel-column-width="18205*"/>
    </style:style>
    <style:style style:name="Таблица3.D" style:family="table-column">
      <style:table-column-properties style:column-width="6.001cm" style:rel-column-width="21849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cm" table:align="margins"/>
    </style:style>
    <style:style style:name="Таблица4.A" style:family="table-column">
      <style:table-column-properties style:column-width="4.001cm" style:rel-column-width="14564*"/>
    </style:style>
    <style:style style:name="Таблица4.B" style:family="table-column">
      <style:table-column-properties style:column-width="3cm" style:rel-column-width="10923*"/>
    </style:style>
    <style:style style:name="Таблица4.C" style:family="table-column">
      <style:table-column-properties style:column-width="5.001cm" style:rel-column-width="18205*"/>
    </style:style>
    <style:style style:name="Таблица4.D" style:family="table-column">
      <style:table-column-properties style:column-width="5.999cm" style:rel-column-width="21843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LogTables" style:family="table">
      <style:table-properties style:width="18cm" table:align="margins"/>
    </style:style>
    <style:style style:name="LogTables.A" style:family="table-column">
      <style:table-column-properties style:column-width="4.001cm" style:rel-column-width="14564*"/>
    </style:style>
    <style:style style:name="LogTables.B" style:family="table-column">
      <style:table-column-properties style:column-width="14cm" style:rel-column-width="50971*"/>
    </style:style>
    <style:style style:name="LogTables.A1" style:family="table-cell">
      <style:table-cell-properties fo:padding="0.097cm" fo:border-left="0.05pt solid #000000" fo:border-right="none" fo:border-top="0.05pt solid #000000" fo:border-bottom="0.05pt solid #000000"/>
    </style:style>
    <style:style style:name="LogTables.B1" style:family="table-cell">
      <style:table-cell-properties fo:padding="0.097cm" fo:border="0.05pt solid #000000"/>
    </style:style>
    <style:style style:name="LogTables.A2" style:family="table-cell">
      <style:table-cell-properties fo:padding="0.097cm" fo:border-left="0.05pt solid #000000" fo:border-right="none" fo:border-top="none" fo:border-bottom="0.05pt solid #000000"/>
    </style:style>
    <style:style style:name="LogTables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cm" table:align="margins"/>
    </style:style>
    <style:style style:name="Таблица5.A" style:family="table-column">
      <style:table-column-properties style:column-width="3.999cm" style:rel-column-width="14558*"/>
    </style:style>
    <style:style style:name="Таблица5.B" style:family="table-column">
      <style:table-column-properties style:column-width="3cm" style:rel-column-width="10923*"/>
    </style:style>
    <style:style style:name="Таблица5.C" style:family="table-column">
      <style:table-column-properties style:column-width="5.001cm" style:rel-column-width="18205*"/>
    </style:style>
    <style:style style:name="Таблица5.D" style:family="table-column">
      <style:table-column-properties style:column-width="6.001cm" style:rel-column-width="21849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0.05pt solid #000000" fo:border-top="none" fo:border-bottom="0.05pt solid #000000"/>
    </style:style>
    <style:style style:name="EventType" style:family="table">
      <style:table-properties style:width="18cm" table:align="margins"/>
    </style:style>
    <style:style style:name="EventType.A" style:family="table-column">
      <style:table-column-properties style:column-width="6.001cm" style:rel-column-width="21847*"/>
    </style:style>
    <style:style style:name="EventType.B" style:family="table-column">
      <style:table-column-properties style:column-width="12cm" style:rel-column-width="43688*"/>
    </style:style>
    <style:style style:name="EventType.A1" style:family="table-cell">
      <style:table-cell-properties fo:padding="0.097cm" fo:border-left="0.05pt solid #000000" fo:border-right="none" fo:border-top="0.05pt solid #000000" fo:border-bottom="0.05pt solid #000000"/>
    </style:style>
    <style:style style:name="EventType.B1" style:family="table-cell">
      <style:table-cell-properties fo:padding="0.097cm" fo:border="0.05pt solid #000000"/>
    </style:style>
    <style:style style:name="EventType.A2" style:family="table-cell">
      <style:table-cell-properties fo:padding="0.097cm" fo:border-left="0.05pt solid #000000" fo:border-right="none" fo:border-top="none" fo:border-bottom="0.05pt solid #000000"/>
    </style:style>
    <style:style style:name="EventType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 style:master-page-name="">
      <style:paragraph-properties style:page-number="auto">
        <style:tab-stops/>
      </style:paragraph-properties>
      <style:text-properties officeooo:rsid="000c89d6" officeooo:paragraph-rsid="012af2f7"/>
    </style:style>
    <style:style style:name="P2" style:family="paragraph" style:parent-style-name="Footer">
      <style:paragraph-properties fo:text-align="end" style:justify-single-word="false"/>
      <style:text-properties officeooo:rsid="001b04b2" officeooo:paragraph-rsid="001b04b2"/>
    </style:style>
    <style:style style:name="P3" style:family="paragraph" style:parent-style-name="Text_20_body">
      <style:text-properties officeooo:rsid="00234997" officeooo:paragraph-rsid="00234997"/>
    </style:style>
    <style:style style:name="P4" style:family="paragraph" style:parent-style-name="Text_20_body">
      <style:text-properties officeooo:rsid="004e63c3" officeooo:paragraph-rsid="004e63c3"/>
    </style:style>
    <style:style style:name="P5" style:family="paragraph" style:parent-style-name="Text_20_body">
      <style:text-properties officeooo:rsid="01023a23" officeooo:paragraph-rsid="01023a23"/>
    </style:style>
    <style:style style:name="P6" style:family="paragraph" style:parent-style-name="Text_20_body">
      <style:text-properties officeooo:rsid="0102fe82" officeooo:paragraph-rsid="0102fe82"/>
    </style:style>
    <style:style style:name="P7" style:family="paragraph" style:parent-style-name="Text_20_body">
      <style:text-properties officeooo:rsid="0105bbfe" officeooo:paragraph-rsid="0105bbfe"/>
    </style:style>
    <style:style style:name="P8" style:family="paragraph" style:parent-style-name="Text_20_body">
      <style:text-properties officeooo:rsid="010b557a" officeooo:paragraph-rsid="010b557a"/>
    </style:style>
    <style:style style:name="P9" style:family="paragraph" style:parent-style-name="Text_20_body">
      <style:text-properties officeooo:rsid="010c67a2" officeooo:paragraph-rsid="010c67a2"/>
    </style:style>
    <style:style style:name="P10" style:family="paragraph" style:parent-style-name="Text_20_body">
      <style:text-properties officeooo:rsid="0111b383" officeooo:paragraph-rsid="0111b383"/>
    </style:style>
    <style:style style:name="P11" style:family="paragraph" style:parent-style-name="Text_20_body">
      <style:text-properties officeooo:rsid="0113b497" officeooo:paragraph-rsid="0113b497"/>
    </style:style>
    <style:style style:name="P12" style:family="paragraph" style:parent-style-name="Text_20_body">
      <style:text-properties officeooo:rsid="0116da5c" officeooo:paragraph-rsid="0119cafc"/>
    </style:style>
    <style:style style:name="P13" style:family="paragraph" style:parent-style-name="Text_20_body">
      <style:text-properties officeooo:rsid="0116da5c" officeooo:paragraph-rsid="0116da5c"/>
    </style:style>
    <style:style style:name="P14" style:family="paragraph" style:parent-style-name="Text_20_body">
      <style:text-properties officeooo:rsid="011fc7a7" officeooo:paragraph-rsid="011fc7a7"/>
    </style:style>
    <style:style style:name="P15" style:family="paragraph" style:parent-style-name="Text_20_body">
      <style:text-properties officeooo:rsid="005947cb" officeooo:paragraph-rsid="011fc7a7"/>
    </style:style>
    <style:style style:name="P16" style:family="paragraph" style:parent-style-name="Text_20_body">
      <style:text-properties officeooo:rsid="01242f17" officeooo:paragraph-rsid="01242f17"/>
    </style:style>
    <style:style style:name="P17" style:family="paragraph" style:parent-style-name="Text_20_body">
      <style:text-properties officeooo:rsid="0137672b" officeooo:paragraph-rsid="0137672b"/>
    </style:style>
    <style:style style:name="P18" style:family="paragraph" style:parent-style-name="Text_20_body">
      <style:text-properties officeooo:rsid="01397c27" officeooo:paragraph-rsid="01397c27"/>
    </style:style>
    <style:style style:name="P19" style:family="paragraph" style:parent-style-name="Text_20_body">
      <style:text-properties officeooo:rsid="0118d7d4" officeooo:paragraph-rsid="0118d7d4"/>
    </style:style>
    <style:style style:name="P20" style:family="paragraph" style:parent-style-name="Text_20_body">
      <style:text-properties officeooo:rsid="013b944d" officeooo:paragraph-rsid="013b944d"/>
    </style:style>
    <style:style style:name="P21" style:family="paragraph" style:parent-style-name="Text_20_body">
      <style:text-properties officeooo:rsid="01213d04" officeooo:paragraph-rsid="01213d04"/>
    </style:style>
    <style:style style:name="P22" style:family="paragraph" style:parent-style-name="Text_20_body">
      <style:text-properties officeooo:rsid="0145680d" officeooo:paragraph-rsid="0145680d"/>
    </style:style>
    <style:style style:name="P23" style:family="paragraph" style:parent-style-name="Text_20_body">
      <style:text-properties officeooo:rsid="0146fb40" officeooo:paragraph-rsid="0146fb40"/>
    </style:style>
    <style:style style:name="P24" style:family="paragraph" style:parent-style-name="Standard">
      <style:text-properties officeooo:rsid="000d69f3" officeooo:paragraph-rsid="000d69f3"/>
    </style:style>
    <style:style style:name="P25" style:family="paragraph" style:parent-style-name="Table_20_Contents">
      <style:paragraph-properties fo:text-align="justify" style:justify-single-word="false"/>
    </style:style>
    <style:style style:name="P26" style:family="paragraph" style:parent-style-name="Table_20_Contents">
      <style:paragraph-properties fo:text-align="justify" style:justify-single-word="false"/>
      <style:text-properties officeooo:paragraph-rsid="0116da5c"/>
    </style:style>
    <style:style style:name="P27" style:family="paragraph" style:parent-style-name="Table_20_Contents">
      <style:paragraph-properties fo:text-align="justify" style:justify-single-word="false"/>
      <style:text-properties officeooo:rsid="01023a23" officeooo:paragraph-rsid="01023a23"/>
    </style:style>
    <style:style style:name="P28" style:family="paragraph" style:parent-style-name="Table_20_Contents">
      <style:paragraph-properties fo:text-align="justify" style:justify-single-word="false"/>
      <style:text-properties officeooo:rsid="01023a23" officeooo:paragraph-rsid="0116da5c"/>
    </style:style>
    <style:style style:name="P29" style:family="paragraph" style:parent-style-name="Table_20_Contents">
      <style:paragraph-properties fo:text-align="justify" style:justify-single-word="false"/>
      <style:text-properties officeooo:rsid="0102fe82" officeooo:paragraph-rsid="0102fe82"/>
    </style:style>
    <style:style style:name="P30" style:family="paragraph" style:parent-style-name="Table_20_Contents">
      <style:paragraph-properties fo:text-align="justify" style:justify-single-word="false"/>
      <style:text-properties officeooo:rsid="0102fe82" officeooo:paragraph-rsid="0107fc3e"/>
    </style:style>
    <style:style style:name="P31" style:family="paragraph" style:parent-style-name="Table_20_Contents">
      <style:paragraph-properties fo:text-align="justify" style:justify-single-word="false"/>
      <style:text-properties officeooo:rsid="0102fe82" officeooo:paragraph-rsid="010a2237"/>
    </style:style>
    <style:style style:name="P32" style:family="paragraph" style:parent-style-name="Table_20_Contents">
      <style:paragraph-properties fo:text-align="center" style:justify-single-word="false"/>
      <style:text-properties officeooo:rsid="0102fe82" officeooo:paragraph-rsid="0102fe82"/>
    </style:style>
    <style:style style:name="P33" style:family="paragraph" style:parent-style-name="Table_20_Contents">
      <style:paragraph-properties fo:text-align="center" style:justify-single-word="false"/>
      <style:text-properties officeooo:rsid="0102fe82" officeooo:paragraph-rsid="010bb988"/>
    </style:style>
    <style:style style:name="P34" style:family="paragraph" style:parent-style-name="Table_20_Contents">
      <style:paragraph-properties fo:text-align="center" style:justify-single-word="false"/>
      <style:text-properties officeooo:rsid="0102fe82" officeooo:paragraph-rsid="010b557a"/>
    </style:style>
    <style:style style:name="P35" style:family="paragraph" style:parent-style-name="Table_20_Contents">
      <style:paragraph-properties fo:text-align="center" style:justify-single-word="false"/>
      <style:text-properties officeooo:rsid="0102fe82" officeooo:paragraph-rsid="011ba118"/>
    </style:style>
    <style:style style:name="P36" style:family="paragraph" style:parent-style-name="Table_20_Contents">
      <style:paragraph-properties fo:text-align="center" style:justify-single-word="false"/>
      <style:text-properties officeooo:rsid="0102fe82" officeooo:paragraph-rsid="0118d7d4"/>
    </style:style>
    <style:style style:name="P37" style:family="paragraph" style:parent-style-name="Table_20_Contents">
      <style:paragraph-properties fo:text-align="justify" style:justify-single-word="false"/>
      <style:text-properties officeooo:rsid="0107fc3e" officeooo:paragraph-rsid="0107fc3e"/>
    </style:style>
    <style:style style:name="P38" style:family="paragraph" style:parent-style-name="Table_20_Contents">
      <style:paragraph-properties fo:text-align="justify" style:justify-single-word="false"/>
      <style:text-properties officeooo:rsid="0107fc3e" officeooo:paragraph-rsid="010b557a"/>
    </style:style>
    <style:style style:name="P39" style:family="paragraph" style:parent-style-name="Table_20_Contents">
      <style:paragraph-properties fo:text-align="center" style:justify-single-word="false"/>
      <style:text-properties officeooo:rsid="0107fc3e" officeooo:paragraph-rsid="010b557a"/>
    </style:style>
    <style:style style:name="P40" style:family="paragraph" style:parent-style-name="Table_20_Contents">
      <style:paragraph-properties fo:text-align="center" style:justify-single-word="false"/>
      <style:text-properties officeooo:rsid="0107fc3e" officeooo:paragraph-rsid="0131e84d"/>
    </style:style>
    <style:style style:name="P41" style:family="paragraph" style:parent-style-name="Table_20_Contents">
      <style:paragraph-properties fo:text-align="justify" style:justify-single-word="false"/>
      <style:text-properties officeooo:rsid="010a2237" officeooo:paragraph-rsid="010a2237"/>
    </style:style>
    <style:style style:name="P42" style:family="paragraph" style:parent-style-name="Table_20_Contents">
      <style:paragraph-properties fo:text-align="justify" style:justify-single-word="false"/>
      <style:text-properties officeooo:rsid="010a2237" officeooo:paragraph-rsid="010b557a"/>
    </style:style>
    <style:style style:name="P43" style:family="paragraph" style:parent-style-name="Table_20_Contents">
      <style:paragraph-properties fo:text-align="justify" style:justify-single-word="false"/>
      <style:text-properties officeooo:rsid="010b557a" officeooo:paragraph-rsid="010b557a"/>
    </style:style>
    <style:style style:name="P44" style:family="paragraph" style:parent-style-name="Table_20_Contents">
      <style:paragraph-properties fo:text-align="justify" style:justify-single-word="false"/>
      <style:text-properties officeooo:rsid="010bb988" officeooo:paragraph-rsid="010bb988"/>
    </style:style>
    <style:style style:name="P45" style:family="paragraph" style:parent-style-name="Table_20_Contents">
      <style:paragraph-properties fo:text-align="justify" style:justify-single-word="false"/>
      <style:text-properties officeooo:rsid="010bb988" officeooo:paragraph-rsid="0102fe82"/>
    </style:style>
    <style:style style:name="P46" style:family="paragraph" style:parent-style-name="Table_20_Contents">
      <style:paragraph-properties fo:text-align="justify" style:justify-single-word="false"/>
      <style:text-properties officeooo:rsid="010bb988" officeooo:paragraph-rsid="010b557a"/>
    </style:style>
    <style:style style:name="P47" style:family="paragraph" style:parent-style-name="Table_20_Contents">
      <style:paragraph-properties fo:text-align="center" style:justify-single-word="false"/>
      <style:text-properties officeooo:rsid="010bb988" officeooo:paragraph-rsid="010bb988"/>
    </style:style>
    <style:style style:name="P48" style:family="paragraph" style:parent-style-name="Table_20_Contents">
      <style:paragraph-properties fo:text-align="justify" style:justify-single-word="false"/>
      <style:text-properties officeooo:rsid="010c67a2" officeooo:paragraph-rsid="010c67a2"/>
    </style:style>
    <style:style style:name="P49" style:family="paragraph" style:parent-style-name="Table_20_Contents">
      <style:paragraph-properties fo:text-align="center" style:justify-single-word="false"/>
      <style:text-properties officeooo:rsid="010c67a2" officeooo:paragraph-rsid="010c67a2"/>
    </style:style>
    <style:style style:name="P50" style:family="paragraph" style:parent-style-name="Table_20_Contents">
      <style:paragraph-properties fo:text-align="justify" style:justify-single-word="false"/>
      <style:text-properties officeooo:rsid="010f1ab8" officeooo:paragraph-rsid="010f1ab8"/>
    </style:style>
    <style:style style:name="P51" style:family="paragraph" style:parent-style-name="Table_20_Contents">
      <style:paragraph-properties fo:text-align="center" style:justify-single-word="false"/>
      <style:text-properties officeooo:rsid="010f1ab8" officeooo:paragraph-rsid="010f1ab8"/>
    </style:style>
    <style:style style:name="P52" style:family="paragraph" style:parent-style-name="Table_20_Contents">
      <style:paragraph-properties fo:text-align="justify" style:justify-single-word="false"/>
      <style:text-properties officeooo:rsid="0111b383" officeooo:paragraph-rsid="0111b383"/>
    </style:style>
    <style:style style:name="P53" style:family="paragraph" style:parent-style-name="Table_20_Contents">
      <style:paragraph-properties fo:text-align="justify" style:justify-single-word="false"/>
      <style:text-properties officeooo:rsid="0118d7d4" officeooo:paragraph-rsid="0118d7d4"/>
    </style:style>
    <style:style style:name="P54" style:family="paragraph" style:parent-style-name="Table_20_Contents">
      <style:paragraph-properties fo:text-align="justify" style:justify-single-word="false"/>
      <style:text-properties officeooo:rsid="0118d7d4" officeooo:paragraph-rsid="011ba118"/>
    </style:style>
    <style:style style:name="P55" style:family="paragraph" style:parent-style-name="Table_20_Contents">
      <style:paragraph-properties fo:text-align="center" style:justify-single-word="false"/>
      <style:text-properties officeooo:rsid="0122fb11" officeooo:paragraph-rsid="01242f17"/>
    </style:style>
    <style:style style:name="P56" style:family="paragraph" style:parent-style-name="Table_20_Contents">
      <style:paragraph-properties fo:text-align="center" style:justify-single-word="false"/>
      <style:text-properties officeooo:rsid="0122fb11" officeooo:paragraph-rsid="012d54c3"/>
    </style:style>
    <style:style style:name="P57" style:family="paragraph" style:parent-style-name="Table_20_Contents">
      <style:paragraph-properties fo:text-align="center" style:justify-single-word="false"/>
      <style:text-properties officeooo:rsid="0122fb11" officeooo:paragraph-rsid="012d89b4"/>
    </style:style>
    <style:style style:name="P58" style:family="paragraph" style:parent-style-name="Table_20_Contents">
      <style:paragraph-properties fo:text-align="center" style:justify-single-word="false"/>
      <style:text-properties officeooo:rsid="0122fb11" officeooo:paragraph-rsid="01358e33"/>
    </style:style>
    <style:style style:name="P59" style:family="paragraph" style:parent-style-name="Table_20_Contents">
      <style:paragraph-properties fo:text-align="center" style:justify-single-word="false"/>
      <style:text-properties officeooo:rsid="0122fb11" officeooo:paragraph-rsid="0137672b"/>
    </style:style>
    <style:style style:name="P60" style:family="paragraph" style:parent-style-name="Table_20_Contents">
      <style:paragraph-properties fo:text-align="center" style:justify-single-word="false"/>
      <style:text-properties officeooo:rsid="0122fb11" officeooo:paragraph-rsid="013e88f0"/>
    </style:style>
    <style:style style:name="P61" style:family="paragraph" style:parent-style-name="Table_20_Contents">
      <style:paragraph-properties fo:text-align="center" style:justify-single-word="false"/>
      <style:text-properties officeooo:rsid="0122fb11" officeooo:paragraph-rsid="0140b429"/>
    </style:style>
    <style:style style:name="P62" style:family="paragraph" style:parent-style-name="Table_20_Contents">
      <style:paragraph-properties fo:text-align="center" style:justify-single-word="false"/>
      <style:text-properties officeooo:rsid="01242f17" officeooo:paragraph-rsid="01242f17"/>
    </style:style>
    <style:style style:name="P63" style:family="paragraph" style:parent-style-name="Table_20_Contents">
      <style:paragraph-properties fo:text-align="center" style:justify-single-word="false"/>
      <style:text-properties officeooo:rsid="01242f17" officeooo:paragraph-rsid="0124f9da"/>
    </style:style>
    <style:style style:name="P64" style:family="paragraph" style:parent-style-name="Table_20_Contents">
      <style:text-properties officeooo:rsid="01242f17" officeooo:paragraph-rsid="01242f17"/>
    </style:style>
    <style:style style:name="P65" style:family="paragraph" style:parent-style-name="Table_20_Contents">
      <style:text-properties officeooo:rsid="0124f9da" officeooo:paragraph-rsid="0124f9da"/>
    </style:style>
    <style:style style:name="P66" style:family="paragraph" style:parent-style-name="Table_20_Contents">
      <style:paragraph-properties fo:text-align="center" style:justify-single-word="false"/>
      <style:text-properties officeooo:rsid="0124f9da" officeooo:paragraph-rsid="0124f9da"/>
    </style:style>
    <style:style style:name="P67" style:family="paragraph" style:parent-style-name="Table_20_Contents">
      <style:paragraph-properties fo:text-align="justify" style:justify-single-word="false"/>
      <style:text-properties officeooo:rsid="0124f9da" officeooo:paragraph-rsid="0124f9da"/>
    </style:style>
    <style:style style:name="P68" style:family="paragraph" style:parent-style-name="Table_20_Contents">
      <style:paragraph-properties fo:text-align="justify" style:justify-single-word="false"/>
      <style:text-properties officeooo:rsid="012692bb" officeooo:paragraph-rsid="012692bb"/>
    </style:style>
    <style:style style:name="P69" style:family="paragraph" style:parent-style-name="Table_20_Contents">
      <style:text-properties officeooo:rsid="012692bb" officeooo:paragraph-rsid="012692bb"/>
    </style:style>
    <style:style style:name="P70" style:family="paragraph" style:parent-style-name="Table_20_Contents">
      <style:paragraph-properties fo:text-align="center" style:justify-single-word="false"/>
      <style:text-properties officeooo:rsid="012692bb" officeooo:paragraph-rsid="012692bb"/>
    </style:style>
    <style:style style:name="P71" style:family="paragraph" style:parent-style-name="Table_20_Contents">
      <style:text-properties officeooo:rsid="01272a70" officeooo:paragraph-rsid="01272a70"/>
    </style:style>
    <style:style style:name="P72" style:family="paragraph" style:parent-style-name="Table_20_Contents">
      <style:paragraph-properties fo:text-align="justify" style:justify-single-word="false"/>
      <style:text-properties officeooo:rsid="01272a70" officeooo:paragraph-rsid="01272a70"/>
    </style:style>
    <style:style style:name="P73" style:family="paragraph" style:parent-style-name="Table_20_Contents">
      <style:paragraph-properties fo:text-align="justify" style:justify-single-word="false"/>
      <style:text-properties officeooo:rsid="01272a70" officeooo:paragraph-rsid="013a0296"/>
    </style:style>
    <style:style style:name="P74" style:family="paragraph" style:parent-style-name="Table_20_Contents">
      <style:text-properties officeooo:rsid="01291f17" officeooo:paragraph-rsid="01291f17"/>
    </style:style>
    <style:style style:name="P75" style:family="paragraph" style:parent-style-name="Table_20_Contents">
      <style:paragraph-properties fo:text-align="center" style:justify-single-word="false"/>
      <style:text-properties officeooo:rsid="01291f17" officeooo:paragraph-rsid="01291f17"/>
    </style:style>
    <style:style style:name="P76" style:family="paragraph" style:parent-style-name="Table_20_Contents">
      <style:paragraph-properties fo:text-align="justify" style:justify-single-word="false"/>
      <style:text-properties officeooo:rsid="012bcda4" officeooo:paragraph-rsid="012bcda4"/>
    </style:style>
    <style:style style:name="P77" style:family="paragraph" style:parent-style-name="Table_20_Contents">
      <style:paragraph-properties fo:text-align="justify" style:justify-single-word="false"/>
      <style:text-properties officeooo:rsid="012bcda4" officeooo:paragraph-rsid="01397c27"/>
    </style:style>
    <style:style style:name="P78" style:family="paragraph" style:parent-style-name="Table_20_Contents">
      <style:text-properties officeooo:rsid="012bcda4" officeooo:paragraph-rsid="012bcda4"/>
    </style:style>
    <style:style style:name="P79" style:family="paragraph" style:parent-style-name="Table_20_Contents">
      <style:paragraph-properties fo:text-align="center" style:justify-single-word="false"/>
      <style:text-properties officeooo:rsid="012bcda4" officeooo:paragraph-rsid="012bcda4"/>
    </style:style>
    <style:style style:name="P80" style:family="paragraph" style:parent-style-name="Table_20_Contents">
      <style:text-properties officeooo:rsid="012f6912" officeooo:paragraph-rsid="012f6912"/>
    </style:style>
    <style:style style:name="P81" style:family="paragraph" style:parent-style-name="Table_20_Contents">
      <style:paragraph-properties fo:text-align="center" style:justify-single-word="false"/>
      <style:text-properties officeooo:rsid="012f6912" officeooo:paragraph-rsid="012f6912"/>
    </style:style>
    <style:style style:name="P82" style:family="paragraph" style:parent-style-name="Table_20_Contents">
      <style:paragraph-properties fo:text-align="center" style:justify-single-word="false"/>
      <style:text-properties officeooo:rsid="013031dd" officeooo:paragraph-rsid="013031dd"/>
    </style:style>
    <style:style style:name="P83" style:family="paragraph" style:parent-style-name="Table_20_Contents">
      <style:paragraph-properties fo:text-align="justify" style:justify-single-word="false"/>
      <style:text-properties officeooo:rsid="0131e84d" officeooo:paragraph-rsid="0131e84d"/>
    </style:style>
    <style:style style:name="P84" style:family="paragraph" style:parent-style-name="Table_20_Contents">
      <style:paragraph-properties fo:text-align="center" style:justify-single-word="false"/>
      <style:text-properties officeooo:rsid="013334fc" officeooo:paragraph-rsid="013334fc"/>
    </style:style>
    <style:style style:name="P85" style:family="paragraph" style:parent-style-name="Table_20_Contents">
      <style:paragraph-properties fo:text-align="center" style:justify-single-word="false"/>
      <style:text-properties officeooo:rsid="013334fc" officeooo:paragraph-rsid="0139629b"/>
    </style:style>
    <style:style style:name="P86" style:family="paragraph" style:parent-style-name="Table_20_Contents">
      <style:paragraph-properties fo:text-align="center" style:justify-single-word="false"/>
      <style:text-properties officeooo:rsid="0134877c" officeooo:paragraph-rsid="0134877c"/>
    </style:style>
    <style:style style:name="P87" style:family="paragraph" style:parent-style-name="Table_20_Contents">
      <style:paragraph-properties fo:text-align="center" style:justify-single-word="false"/>
      <style:text-properties officeooo:rsid="01358e33" officeooo:paragraph-rsid="01358e33"/>
    </style:style>
    <style:style style:name="P88" style:family="paragraph" style:parent-style-name="Table_20_Contents">
      <style:paragraph-properties fo:text-align="start" style:justify-single-word="false"/>
      <style:text-properties officeooo:rsid="011e9c36" officeooo:paragraph-rsid="01358e33"/>
    </style:style>
    <style:style style:name="P89" style:family="paragraph" style:parent-style-name="Table_20_Contents">
      <style:paragraph-properties fo:text-align="center" style:justify-single-word="false"/>
      <style:text-properties officeooo:rsid="0137672b" officeooo:paragraph-rsid="0137672b"/>
    </style:style>
    <style:style style:name="P90" style:family="paragraph" style:parent-style-name="Table_20_Contents">
      <style:paragraph-properties fo:text-align="center" style:justify-single-word="false"/>
      <style:text-properties officeooo:rsid="0139629b" officeooo:paragraph-rsid="0139629b"/>
    </style:style>
    <style:style style:name="P91" style:family="paragraph" style:parent-style-name="Table_20_Contents">
      <style:paragraph-properties fo:text-align="center" style:justify-single-word="false"/>
      <style:text-properties officeooo:rsid="013b944d" officeooo:paragraph-rsid="013b944d"/>
    </style:style>
    <style:style style:name="P92" style:family="paragraph" style:parent-style-name="Table_20_Contents">
      <style:paragraph-properties fo:text-align="center" style:justify-single-word="false"/>
      <style:text-properties officeooo:rsid="013e88f0" officeooo:paragraph-rsid="013e88f0"/>
    </style:style>
    <style:style style:name="P93" style:family="paragraph" style:parent-style-name="Table_20_Contents">
      <style:paragraph-properties fo:text-align="justify" style:justify-single-word="false"/>
      <style:text-properties officeooo:rsid="0144f991" officeooo:paragraph-rsid="0144f991"/>
    </style:style>
    <style:style style:name="P94" style:family="paragraph" style:parent-style-name="Table_20_Contents">
      <style:paragraph-properties fo:text-align="justify" style:justify-single-word="false"/>
      <style:text-properties officeooo:rsid="0144f991" officeooo:paragraph-rsid="0146fb40"/>
    </style:style>
    <style:style style:name="P95" style:family="paragraph" style:parent-style-name="Table_20_Contents">
      <style:paragraph-properties fo:text-align="justify" style:justify-single-word="false"/>
      <style:text-properties officeooo:rsid="0146fb40" officeooo:paragraph-rsid="0146fb40"/>
    </style:style>
    <style:style style:name="P96" style:family="paragraph" style:parent-style-name="Table_20_Heading">
      <style:text-properties officeooo:rsid="01023a23" officeooo:paragraph-rsid="01023a23"/>
    </style:style>
    <style:style style:name="P97" style:family="paragraph" style:parent-style-name="Table_20_Heading">
      <style:text-properties officeooo:rsid="0102fe82" officeooo:paragraph-rsid="0102fe82"/>
    </style:style>
    <style:style style:name="P98" style:family="paragraph" style:parent-style-name="Table_20_Heading">
      <style:text-properties officeooo:rsid="0102fe82" officeooo:paragraph-rsid="0107fc3e"/>
    </style:style>
    <style:style style:name="P99" style:family="paragraph" style:parent-style-name="Table_20_Heading">
      <style:text-properties officeooo:rsid="0102fe82" officeooo:paragraph-rsid="010b557a"/>
    </style:style>
    <style:style style:name="P100" style:family="paragraph" style:parent-style-name="Table_20_Heading">
      <style:text-properties officeooo:rsid="0102fe82" officeooo:paragraph-rsid="0116da5c"/>
    </style:style>
    <style:style style:name="P101" style:family="paragraph" style:parent-style-name="Table_20_Heading">
      <style:text-properties officeooo:rsid="0102fe82" officeooo:paragraph-rsid="011ba118"/>
    </style:style>
    <style:style style:name="P102" style:family="paragraph" style:parent-style-name="Table_20_Heading">
      <style:paragraph-properties fo:text-align="center" style:justify-single-word="false"/>
      <style:text-properties officeooo:rsid="0102fe82" officeooo:paragraph-rsid="010b557a"/>
    </style:style>
    <style:style style:name="P103" style:family="paragraph" style:parent-style-name="Table_20_Heading">
      <style:paragraph-properties fo:text-align="center" style:justify-single-word="false"/>
      <style:text-properties officeooo:rsid="0102fe82" officeooo:paragraph-rsid="0102fe82"/>
    </style:style>
    <style:style style:name="P104" style:family="paragraph" style:parent-style-name="Table_20_Heading">
      <style:paragraph-properties fo:text-align="center" style:justify-single-word="false"/>
      <style:text-properties officeooo:rsid="011e9c36" officeooo:paragraph-rsid="0107fc3e"/>
    </style:style>
    <style:style style:name="P105" style:family="paragraph" style:parent-style-name="Table_20_Heading">
      <style:paragraph-properties fo:text-align="center" style:justify-single-word="false"/>
      <style:text-properties officeooo:rsid="011e9c36" officeooo:paragraph-rsid="0131e84d"/>
    </style:style>
    <style:style style:name="P106" style:family="paragraph" style:parent-style-name="Table_20_Heading">
      <style:text-properties officeooo:rsid="011fc7a7" officeooo:paragraph-rsid="011fc7a7"/>
    </style:style>
    <style:style style:name="P107" style:family="paragraph" style:parent-style-name="Table_20_Heading">
      <style:paragraph-properties fo:text-align="center" style:justify-single-word="false"/>
      <style:text-properties officeooo:rsid="0121011a" officeooo:paragraph-rsid="0121011a"/>
    </style:style>
    <style:style style:name="P108" style:family="paragraph" style:parent-style-name="Table_20_Heading">
      <style:paragraph-properties fo:text-align="center" style:justify-single-word="false"/>
      <style:text-properties officeooo:rsid="0121011a" officeooo:paragraph-rsid="012d89b4"/>
    </style:style>
    <style:style style:name="P109" style:family="paragraph" style:parent-style-name="Table_20_Heading">
      <style:text-properties officeooo:rsid="0124f9da" officeooo:paragraph-rsid="0124f9da"/>
    </style:style>
    <style:style style:name="P110" style:family="paragraph" style:parent-style-name="Table_20_Heading">
      <style:text-properties officeooo:rsid="01272a70" officeooo:paragraph-rsid="01272a70"/>
    </style:style>
    <style:style style:name="P111" style:family="paragraph" style:parent-style-name="Table">
      <style:paragraph-properties fo:keep-with-next="always"/>
    </style:style>
    <style:style style:name="P112" style:family="paragraph" style:parent-style-name="Text_20_body" style:list-style-name="L1">
      <style:text-properties officeooo:rsid="0102fe82" officeooo:paragraph-rsid="0102fe82"/>
    </style:style>
    <style:style style:name="P113" style:family="paragraph" style:parent-style-name="Text_20_body" style:list-style-name="L1">
      <style:text-properties officeooo:rsid="01042bd8" officeooo:paragraph-rsid="01042bd8"/>
    </style:style>
    <style:style style:name="P114" style:family="paragraph" style:parent-style-name="Text_20_body" style:list-style-name="L2">
      <style:text-properties officeooo:rsid="013b944d" officeooo:paragraph-rsid="013b944d"/>
    </style:style>
    <style:style style:name="P115" style:family="paragraph" style:parent-style-name="Text_20_body" style:list-style-name="L2">
      <style:text-properties officeooo:rsid="013d12bb" officeooo:paragraph-rsid="013d12bb"/>
    </style:style>
    <style:style style:name="P116" style:family="paragraph" style:parent-style-name="Text_20_body" style:list-style-name="">
      <style:paragraph-properties>
        <style:tab-stops/>
      </style:paragraph-properties>
    </style:style>
    <style:style style:name="P117" style:family="paragraph" style:parent-style-name="Text_20_body" style:list-style-name="">
      <style:paragraph-properties>
        <style:tab-stops/>
      </style:paragraph-properties>
      <style:text-properties officeooo:rsid="01433d6d" officeooo:paragraph-rsid="01433d6d"/>
    </style:style>
    <style:style style:name="P118" style:family="paragraph" style:parent-style-name="Text_20_body" style:list-style-name="">
      <style:paragraph-properties>
        <style:tab-stops/>
      </style:paragraph-properties>
      <style:text-properties officeooo:rsid="0144a75f" officeooo:paragraph-rsid="0144a75f"/>
    </style:style>
    <style:style style:name="P119" style:family="paragraph" style:parent-style-name="Heading_20_1" style:list-style-name=""/>
    <style:style style:name="P120" style:family="paragraph" style:parent-style-name="Heading_20_1" style:list-style-name="Нумерация_20_в_20_заголовках">
      <style:paragraph-properties fo:break-before="page"/>
      <style:text-properties officeooo:rsid="00edc01d" officeooo:paragraph-rsid="00edc01d"/>
    </style:style>
    <style:style style:name="P121" style:family="paragraph" style:parent-style-name="Heading_20_1" style:list-style-name="Нумерация_20_в_20_заголовках">
      <style:paragraph-properties fo:break-before="page"/>
    </style:style>
    <style:style style:name="P122" style:family="paragraph" style:parent-style-name="Heading_20_1" style:list-style-name="Нумерация_20_в_20_заголовках">
      <style:paragraph-properties fo:break-before="page"/>
      <style:text-properties officeooo:rsid="0118d7d4" officeooo:paragraph-rsid="0119cafc"/>
    </style:style>
    <style:style style:name="P123" style:family="paragraph" style:parent-style-name="Heading_20_2" style:list-style-name="Нумерация_20_в_20_заголовках"/>
    <style:style style:name="P124" style:family="paragraph" style:parent-style-name="Heading_20_2" style:list-style-name="Нумерация_20_в_20_заголовках">
      <style:text-properties style:font-name="Arial" fo:font-size="14pt" fo:font-style="normal" fo:font-weight="bold" officeooo:paragraph-rsid="00fa88b1" style:font-name-asian="Droid Sans Fallback" style:font-size-asian="14pt" style:font-style-asian="italic" style:font-weight-asian="bold" style:font-name-complex="Arial2" style:font-size-complex="14pt" style:font-style-complex="italic" style:font-weight-complex="bold"/>
    </style:style>
    <style:style style:name="P125" style:family="paragraph" style:parent-style-name="Heading_20_2" style:list-style-name="Нумерация_20_в_20_заголовках">
      <style:text-properties officeooo:rsid="011fc7a7" officeooo:paragraph-rsid="011fc7a7"/>
    </style:style>
    <style:style style:name="P126" style:family="paragraph" style:parent-style-name="Heading_20_2" style:list-style-name="Нумерация_20_в_20_заголовках">
      <style:text-properties officeooo:rsid="0137672b" officeooo:paragraph-rsid="0137672b"/>
    </style:style>
    <style:style style:name="P127" style:family="paragraph" style:parent-style-name="Heading_20_2" style:list-style-name="Нумерация_20_в_20_заголовках">
      <style:paragraph-properties fo:break-before="page"/>
    </style:style>
    <style:style style:name="P128" style:family="paragraph" style:parent-style-name="Heading_20_3" style:list-style-name="Нумерация_20_в_20_заголовках"/>
    <style:style style:name="P129" style:family="paragraph" style:parent-style-name="Heading_20_3" style:list-style-name="Нумерация_20_в_20_заголовках">
      <style:text-properties officeooo:paragraph-rsid="0107fc3e"/>
    </style:style>
    <style:style style:name="P130" style:family="paragraph" style:parent-style-name="Heading_20_3" style:list-style-name="Нумерация_20_в_20_заголовках">
      <style:text-properties officeooo:rsid="01023a23" officeooo:paragraph-rsid="01023a23"/>
    </style:style>
    <style:style style:name="P131" style:family="paragraph" style:parent-style-name="Heading_20_3" style:list-style-name="Нумерация_20_в_20_заголовках">
      <style:text-properties officeooo:rsid="0145680d"/>
    </style:style>
    <style:style style:name="P132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33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34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T1" style:family="text">
      <style:text-properties officeooo:rsid="001ae6f8"/>
    </style:style>
    <style:style style:name="T2" style:family="text">
      <style:text-properties officeooo:rsid="000e883a"/>
    </style:style>
    <style:style style:name="T3" style:family="text">
      <style:text-properties officeooo:rsid="004276ef"/>
    </style:style>
    <style:style style:name="T4" style:family="text">
      <style:text-properties officeooo:rsid="0052dddc"/>
    </style:style>
    <style:style style:name="T5" style:family="text">
      <style:text-properties officeooo:rsid="0056ed24"/>
    </style:style>
    <style:style style:name="T6" style:family="text">
      <style:text-properties officeooo:rsid="01023a23"/>
    </style:style>
    <style:style style:name="T7" style:family="text">
      <style:text-properties officeooo:rsid="0102fe82"/>
    </style:style>
    <style:style style:name="T8" style:family="text">
      <style:text-properties officeooo:rsid="0105bbfe"/>
    </style:style>
    <style:style style:name="T9" style:family="text">
      <style:text-properties officeooo:rsid="0107e524"/>
    </style:style>
    <style:style style:name="T10" style:family="text">
      <style:text-properties officeooo:rsid="010a2237"/>
    </style:style>
    <style:style style:name="T11" style:family="text">
      <style:text-properties officeooo:rsid="010bb988"/>
    </style:style>
    <style:style style:name="T12" style:family="text">
      <style:text-properties officeooo:rsid="010c67a2"/>
    </style:style>
    <style:style style:name="T13" style:family="text">
      <style:text-properties officeooo:rsid="0111b383"/>
    </style:style>
    <style:style style:name="T14" style:family="text">
      <style:text-properties officeooo:rsid="0111b4f6"/>
    </style:style>
    <style:style style:name="T15" style:family="text">
      <style:text-properties officeooo:rsid="0116da5c"/>
    </style:style>
    <style:style style:name="T16" style:family="text">
      <style:text-properties officeooo:rsid="0118d7d4"/>
    </style:style>
    <style:style style:name="T17" style:family="text">
      <style:text-properties officeooo:rsid="011df744"/>
    </style:style>
    <style:style style:name="T18" style:family="text">
      <style:text-properties officeooo:rsid="012046aa"/>
    </style:style>
    <style:style style:name="T19" style:family="text">
      <style:text-properties officeooo:rsid="01213d04"/>
    </style:style>
    <style:style style:name="T20" style:family="text">
      <style:text-properties officeooo:rsid="0122fb11"/>
    </style:style>
    <style:style style:name="T21" style:family="text">
      <style:text-properties officeooo:rsid="01242f17"/>
    </style:style>
    <style:style style:name="T22" style:family="text">
      <style:text-properties officeooo:rsid="012692bb"/>
    </style:style>
    <style:style style:name="T23" style:family="text">
      <style:text-properties officeooo:rsid="01272a70"/>
    </style:style>
    <style:style style:name="T24" style:family="text">
      <style:text-properties officeooo:rsid="012a78bf"/>
    </style:style>
    <style:style style:name="T25" style:family="text">
      <style:text-properties officeooo:rsid="012bcda4"/>
    </style:style>
    <style:style style:name="T26" style:family="text">
      <style:text-properties officeooo:rsid="0134ebec"/>
    </style:style>
    <style:style style:name="T27" style:family="text">
      <style:text-properties officeooo:rsid="0137672b"/>
    </style:style>
    <style:style style:name="T28" style:family="text">
      <style:text-properties officeooo:rsid="0139629b"/>
    </style:style>
    <style:style style:name="T29" style:family="text">
      <style:text-properties officeooo:rsid="01397c27"/>
    </style:style>
    <style:style style:name="T30" style:family="text">
      <style:text-properties officeooo:rsid="013a0296"/>
    </style:style>
    <style:style style:name="T31" style:family="text">
      <style:text-properties officeooo:rsid="013b944d"/>
    </style:style>
    <style:style style:name="T32" style:family="text">
      <style:text-properties officeooo:rsid="013d12bb"/>
    </style:style>
    <style:style style:name="T33" style:family="text">
      <style:text-properties officeooo:rsid="013e88f0"/>
    </style:style>
    <style:style style:name="T34" style:family="text">
      <style:text-properties officeooo:rsid="0140b429"/>
    </style:style>
    <style:style style:name="T35" style:family="text">
      <style:text-properties officeooo:rsid="01422dc6"/>
    </style:style>
    <style:style style:name="T36" style:family="text">
      <style:text-properties officeooo:rsid="0143c73a"/>
    </style:style>
    <style:style style:name="T37" style:family="text">
      <style:text-properties officeooo:rsid="0144a75f"/>
    </style:style>
    <style:style style:name="T38" style:family="text">
      <style:text-properties officeooo:rsid="0145680d"/>
    </style:style>
    <style:style style:name="T39" style:family="text">
      <style:text-properties officeooo:rsid="0146fb40"/>
    </style:style>
    <style:style style:name="Sect1" style:family="section">
      <style:section-properties fo:background-color="transparent" text:dont-balance-text-columns="false" style:editable="false">
        <style:columns fo:column-count="2">
          <style:column style:rel-width="6236*" fo:start-indent="0cm" fo:end-indent="0cm"/>
          <style:column style:rel-width="3969*" fo:start-indent="0cm" fo:end-indent="0cm"/>
        </style:columns>
        <style:background-image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10" text:separation-character="." text:name="Drawing"/>
      </text:sequence-decls>
      <text:table-of-content text:style-name="Sect2" text:protected="true" text:name="Оглавление1">
        <text:table-of-content-source text:outline-level="10" text:use-index-marks="false" text:relative-tab-stop-position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3" text:name="Оглавление1_Head">
            <text:p text:style-name="Contents_20_Heading">Содержание</text:p>
          </text:index-title>
          <text:p text:style-name="P133"><text:a xlink:type="simple" xlink:href="#__RefHeading__61_1928543781" text:style-name="Index_20_Link" text:visited-style-name="Index_20_Link">1 Соглашения<text:tab/>2</text:a></text:p>
          <text:p text:style-name="P132"><text:a xlink:type="simple" xlink:href="#__RefHeading__1069_1792211939" text:style-name="Index_20_Link" text:visited-style-name="Index_20_Link">1.1 Единицы измерения<text:tab/>2</text:a></text:p>
          <text:p text:style-name="P132"><text:a xlink:type="simple" xlink:href="#__RefHeading__1000_97094416" text:style-name="Index_20_Link" text:visited-style-name="Index_20_Link">1.2 Null and Empty strings<text:tab/>2</text:a></text:p>
          <text:p text:style-name="P132"><text:a xlink:type="simple" xlink:href="#__RefHeading__2534_1025388476" text:style-name="Index_20_Link" text:visited-style-name="Index_20_Link">1.3 Валидация текстовых полей<text:tab/>2</text:a></text:p>
          <text:p text:style-name="P133"><text:a xlink:type="simple" xlink:href="#__RefHeading__1071_1792211939" text:style-name="Index_20_Link" text:visited-style-name="Index_20_Link">2 Компоненты системы<text:tab/>3</text:a></text:p>
          <text:p text:style-name="P132"><text:a xlink:type="simple" xlink:href="#__RefHeading__63_1928543781" text:style-name="Index_20_Link" text:visited-style-name="Index_20_Link">2.1 Административный интерфейс<text:tab/>3</text:a></text:p>
          <text:p text:style-name="P134"><text:a xlink:type="simple" xlink:href="#__RefHeading__1520_1511760418" text:style-name="Index_20_Link" text:visited-style-name="Index_20_Link">2.1.1 Суперпользователь (Superuser)<text:tab/>3</text:a></text:p>
          <text:p text:style-name="P134"><text:a xlink:type="simple" xlink:href="#__RefHeading__1522_1511760418" text:style-name="Index_20_Link" text:visited-style-name="Index_20_Link">2.1.2 Управление организациями (Organizations)<text:tab/>3</text:a></text:p>
          <text:p text:style-name="P134"><text:a xlink:type="simple" xlink:href="#__RefHeading__65_1928543781" text:style-name="Index_20_Link" text:visited-style-name="Index_20_Link">2.1.3 Управление пользователями (Users)<text:tab/>4</text:a></text:p>
          <text:p text:style-name="P134"><text:a xlink:type="simple" xlink:href="#__RefHeading__1171_1754445247" text:style-name="Index_20_Link" text:visited-style-name="Index_20_Link">2.1.4 Аутентификация пользователей<text:tab/>4</text:a></text:p>
          <text:p text:style-name="P134"><text:a xlink:type="simple" xlink:href="#__RefHeading__1524_1511760418" text:style-name="Index_20_Link" text:visited-style-name="Index_20_Link">2.1.5 Управление правами и ролями (Permissions and Roles)<text:tab/>5</text:a></text:p>
          <text:p text:style-name="P134"><text:a xlink:type="simple" xlink:href="#__RefHeading__1002_97094416" text:style-name="Index_20_Link" text:visited-style-name="Index_20_Link">2.1.6 Логи (Logs)<text:tab/>5</text:a></text:p>
          <text:p text:style-name="P132"><text:a xlink:type="simple" xlink:href="#__RefHeading__1173_1754445247" text:style-name="Index_20_Link" text:visited-style-name="Index_20_Link">В интерфейсе просмотра логов обновление должно происходить динамически, по мере поступления новых записей со скроллингом.<text:tab/>6</text:a></text:p>
          <text:p text:style-name="P132"><text:a xlink:type="simple" xlink:href="#__RefHeading__1004_97094416" text:style-name="Index_20_Link" text:visited-style-name="Index_20_Link">2.2 Пользовательский интерфейс<text:tab/>8</text:a></text:p>
          <text:p text:style-name="P133"><text:a xlink:type="simple" xlink:href="#__RefHeading__116_1625461075" text:style-name="Index_20_Link" text:visited-style-name="Index_20_Link">3 Сущности<text:tab/>9</text:a></text:p>
          <text:p text:style-name="P132"><text:a xlink:type="simple" xlink:href="#__RefHeading__791_1038850855" text:style-name="Index_20_Link" text:visited-style-name="Index_20_Link">3.1 Тэг (Tag)<text:tab/>9</text:a></text:p>
          <text:p text:style-name="P133"><text:a xlink:type="simple" xlink:href="#__RefHeading__593_785244112" text:style-name="Index_20_Link" text:visited-style-name="Index_20_Link">4 Варианты использования (Use cases)<text:tab/>10</text:a></text:p>
          <text:p text:style-name="P132"><text:a xlink:type="simple" xlink:href="#__RefHeading__1075_1038850855" text:style-name="Index_20_Link" text:visited-style-name="Index_20_Link">4.1 Организации и Пользователи<text:tab/>10</text:a></text:p>
          <text:p text:style-name="P133"><text:a xlink:type="simple" xlink:href="#__RefHeading__802_1134636508" text:style-name="Index_20_Link" text:visited-style-name="Index_20_Link">5 Архитектурные решения<text:tab/>11</text:a></text:p>
          <text:p text:style-name="P132"><text:a xlink:type="simple" xlink:href="#__RefHeading__804_1134636508" text:style-name="Index_20_Link" text:visited-style-name="Index_20_Link">5.1 Хранение аватарок пользователя в базе данных<text:tab/>11</text:a></text:p>
        </text:index-body>
      </text:table-of-content>
      <text:p text:style-name="P24"/>
      <text:list xml:id="list3989643053837309497" text:style-name="Нумерация_20_в_20_заголовках">
        <text:list-item>
          <text:h text:style-name="P120" text:outline-level="1"><text:bookmark-start text:name="__RefHeading__61_1928543781"/>Соглашения<text:bookmark-end text:name="__RefHeading__61_1928543781"/></text:h>
          <text:list>
            <text:list-item>
              <text:h text:style-name="P124" text:outline-level="2"><text:bookmark-start text:name="__RefHeading__1069_1792211939"/>Единицы измерения<text:bookmark-end text:name="__RefHeading__1069_1792211939"/></text:h>
            </text:list-item>
          </text:list>
        </text:list-item>
      </text:list>
      <text:p text:style-name="Text_20_body">В настоящем документе для обозначения количества информации применяются единицы и приставки для образования кратных единиц, принятые в системе СИ, но реальные кратности подразумеваются в терминах JEDEC. Справка: <text:a xlink:type="simple" xlink:href="http://ru.wikipedia.org/wiki/Мегабайт">Wikipedia</text:a>.</text:p>
      <text:list xml:id="list121208394697876" text:continue-numbering="true" text:style-name="Нумерация_20_в_20_заголовках">
        <text:list-item>
          <text:list>
            <text:list-item>
              <text:h text:style-name="P125" text:outline-level="2"><text:bookmark-start text:name="__RefHeading__1000_97094416"/>Null and Empty <text:span text:style-name="T18">strings</text:span><text:bookmark-end text:name="__RefHeading__1000_97094416"/></text:h>
            </text:list-item>
          </text:list>
        </text:list-item>
      </text:list>
      <text:p text:style-name="P14">(From Qt documentation)</text:p>
      <text:p text:style-name="P14">Distinction Between Null and Empty Strings</text:p>
      <text:p text:style-name="P14">For historical reasons, QString distinguishes between a null string and an empty string. A null string is a string that is initialized using QString's default constructor or by passing (const char *)0 to the constructor. An empty string is any string with size 0. A null string is always empty, but an empty string isn't necessarily null:</text:p>
      <table:table table:name="NullAndEmpty" table:style-name="NullAndEmpty">
        <table:table-column table:style-name="NullAndEmpty.A"/>
        <table:table-column table:style-name="NullAndEmpty.B"/>
        <table:table-header-rows>
          <table:table-row>
            <table:table-cell table:style-name="NullAndEmpty.A1" office:value-type="string">
              <text:p text:style-name="P106">Function</text:p>
            </table:table-cell>
            <table:table-cell table:style-name="NullAndEmpty.B1" office:value-type="string">
              <text:p text:style-name="P106">Result</text:p>
            </table:table-cell>
          </table:table-row>
        </table:table-header-rows>
        <table:table-row>
          <table:table-cell table:style-name="NullAndEmpty.A2" office:value-type="string">
            <text:p text:style-name="Table_20_Contents">QString().isNull()</text:p>
          </table:table-cell>
          <table:table-cell table:style-name="NullAndEmpty.B2" office:value-type="string">
            <text:p text:style-name="Table_20_Contents">true</text:p>
          </table:table-cell>
        </table:table-row>
        <table:table-row>
          <table:table-cell table:style-name="NullAndEmpty.A2" office:value-type="string">
            <text:p text:style-name="Table_20_Contents">QString().isEmpty()</text:p>
          </table:table-cell>
          <table:table-cell table:style-name="NullAndEmpty.B2" office:value-type="string">
            <text:p text:style-name="Table_20_Contents">true</text:p>
          </table:table-cell>
        </table:table-row>
        <table:table-row>
          <table:table-cell table:style-name="NullAndEmpty.A2" office:value-type="string">
            <text:p text:style-name="Table_20_Contents">QString("").isNull()</text:p>
          </table:table-cell>
          <table:table-cell table:style-name="NullAndEmpty.B2" office:value-type="string">
            <text:p text:style-name="Table_20_Contents">false</text:p>
          </table:table-cell>
        </table:table-row>
        <table:table-row>
          <table:table-cell table:style-name="NullAndEmpty.A2" office:value-type="string">
            <text:p text:style-name="Table_20_Contents">Qstring("").isEmpty()</text:p>
          </table:table-cell>
          <table:table-cell table:style-name="NullAndEmpty.B2" office:value-type="string">
            <text:p text:style-name="Table_20_Contents">true</text:p>
          </table:table-cell>
        </table:table-row>
        <table:table-row>
          <table:table-cell table:style-name="NullAndEmpty.A2" office:value-type="string">
            <text:p text:style-name="Table_20_Contents">QString("abc").isNull()</text:p>
          </table:table-cell>
          <table:table-cell table:style-name="NullAndEmpty.B2" office:value-type="string">
            <text:p text:style-name="Table_20_Contents">false</text:p>
          </table:table-cell>
        </table:table-row>
        <table:table-row>
          <table:table-cell table:style-name="NullAndEmpty.A2" office:value-type="string">
            <text:p text:style-name="Table_20_Contents">QString("abc").isEmpty()</text:p>
          </table:table-cell>
          <table:table-cell table:style-name="NullAndEmpty.B2" office:value-type="string">
            <text:p text:style-name="Table_20_Contents">false</text:p>
          </table:table-cell>
        </table:table-row>
      </table:table>
      <text:p text:style-name="Text_20_body"><text:s/></text:p>
      <text:list xml:id="list121207438195898" text:continue-numbering="true" text:style-name="Нумерация_20_в_20_заголовках">
        <text:list-item>
          <text:list>
            <text:list-item>
              <text:h text:style-name="P126" text:outline-level="2"><text:bookmark-start text:name="__RefHeading__2534_1025388476"/>Валидация текстовых полей<text:bookmark-end text:name="__RefHeading__2534_1025388476"/></text:h>
            </text:list-item>
          </text:list>
        </text:list-item>
      </text:list>
      <text:p text:style-name="P17">В описаниях атрибутов полей приведена не строгая валидация при помощи regexp. Например, валидация адреса электронной почты <text:span text:style-name="T28">свосем не гарантирует правильные данные. Выражения приведены для общего понимания того, что там должно быть.</text:span></text:p>
      <text:p text:style-name="P15"/>
      <text:list xml:id="list121207380521862" text:continue-numbering="true" text:style-name="Нумерация_20_в_20_заголовках">
        <text:list-item>
          <text:h text:style-name="P121" text:outline-level="1"><text:bookmark-start text:name="__RefHeading__1071_1792211939"/>Компоненты системы<text:bookmark-end text:name="__RefHeading__1071_1792211939"/></text:h>
        </text:list-item>
      </text:list>
      <text:p text:style-name="P111">Таблица <text:sequence text:ref-name="refTable0" text:name="Table" text:formula="ooow:Table+1" style:num-format="1">2.1</text:sequence> - Размещение ресурсов</text:p>
      <table:table table:name="URLs" table:style-name="URLs">
        <table:table-column table:style-name="URLs.A"/>
        <table:table-column table:style-name="URLs.B"/>
        <table:table-header-rows>
          <table:table-row>
            <table:table-cell table:style-name="URLs.A1" office:value-type="string">
              <text:p text:style-name="P96">Компонент системы</text:p>
            </table:table-cell>
            <table:table-cell table:style-name="URLs.B1" office:value-type="string">
              <text:p text:style-name="P96">URL</text:p>
            </table:table-cell>
          </table:table-row>
        </table:table-header-rows>
        <table:table-row>
          <table:table-cell table:style-name="URLs.A2" office:value-type="string">
            <text:p text:style-name="P52">Начальная страница</text:p>
          </table:table-cell>
          <table:table-cell table:style-name="URLs.B2" office:value-type="string">
            <text:p text:style-name="P52">/</text:p>
          </table:table-cell>
        </table:table-row>
        <table:table-row>
          <table:table-cell table:style-name="URLs.A2" office:value-type="string">
            <text:p text:style-name="P52">Главная страница пользователя</text:p>
          </table:table-cell>
          <table:table-cell table:style-name="URLs.B2" office:value-type="string">
            <text:p text:style-name="P25">/<text:span text:style-name="T13">dashboard</text:span></text:p>
          </table:table-cell>
        </table:table-row>
        <table:table-row>
          <table:table-cell table:style-name="URLs.A2" office:value-type="string">
            <text:p text:style-name="P27">Административный интерфейс</text:p>
          </table:table-cell>
          <table:table-cell table:style-name="URLs.B2" office:value-type="string">
            <text:p text:style-name="P25">/<text:span text:style-name="T6">superuser</text:span></text:p>
          </table:table-cell>
        </table:table-row>
        <table:table-row>
          <table:table-cell table:style-name="URLs.A2" office:value-type="string">
            <text:p text:style-name="P28">Административный интерфейс: <text:span text:style-name="T15">организации</text:span></text:p>
          </table:table-cell>
          <table:table-cell table:style-name="URLs.B2" office:value-type="string">
            <text:p text:style-name="P26">/<text:span text:style-name="T6">superuser/organizations</text:span></text:p>
          </table:table-cell>
        </table:table-row>
        <table:table-row>
          <table:table-cell table:style-name="URLs.A2" office:value-type="string">
            <text:p text:style-name="P28">Административный интерфейс: <text:span text:style-name="T15">пользователи</text:span></text:p>
          </table:table-cell>
          <table:table-cell table:style-name="URLs.B2" office:value-type="string">
            <text:p text:style-name="P26">/<text:span text:style-name="T6">superuser/users</text:span></text:p>
          </table:table-cell>
        </table:table-row>
        <table:table-row>
          <table:table-cell table:style-name="URLs.A2" office:value-type="string">
            <text:p text:style-name="P28">Административный интерфейс: <text:span text:style-name="T15">права и роли</text:span></text:p>
          </table:table-cell>
          <table:table-cell table:style-name="URLs.B2" office:value-type="string">
            <text:p text:style-name="P26">/<text:span text:style-name="T6">superuser/roles_and_permissions</text:span></text:p>
          </table:table-cell>
        </table:table-row>
      </table:table>
      <text:p text:style-name="P5"/>
      <text:list xml:id="list121208975545273" text:continue-numbering="true" text:style-name="Нумерация_20_в_20_заголовках">
        <text:list-item>
          <text:list>
            <text:list-item>
              <text:h text:style-name="P123" text:outline-level="2"><text:bookmark-start text:name="__RefHeading__63_1928543781"/>Административный интерфейс<text:bookmark-end text:name="__RefHeading__63_1928543781"/></text:h>
            </text:list-item>
          </text:list>
        </text:list-item>
      </text:list>
      <text:p text:style-name="P3">Административный интерфейс позволяет управлять всей системой в целом. <text:span text:style-name="T6">Обычные пользователи не имеют к нему доступа.</text:span></text:p>
      <text:list xml:id="list121207122851483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30" text:outline-level="3"><text:bookmark-start text:name="__RefHeading__1520_1511760418"/>Суперпользователь (Superuser)<text:bookmark-end text:name="__RefHeading__1520_1511760418"/></text:h>
                </text:list-item>
              </text:list>
            </text:list-item>
          </text:list>
        </text:list-item>
      </text:list>
      <text:p text:style-name="P5">Для выполнения задач администрирования всей системы создаются особые учетные записи. Эти записи управляются из командной строки <text:span text:style-name="T7">специальным скриптом.</text:span></text:p>
      <text:p text:style-name="P111">Таблица <text:sequence text:ref-name="refTable1" text:name="Table" text:formula="ooow:Table+1" style:num-format="1">2.1.1.1</text:sequence> - Атрибуты Superuser</text:p>
      <table:table table:name="Таблица" table:style-name="Таблица">
        <table:table-column table:style-name="Таблица.A"/>
        <table:table-column table:style-name="Таблица.B"/>
        <table:table-column table:style-name="Таблица.C"/>
        <table:table-column table:style-name="Таблица.D"/>
        <table:table-header-rows>
          <table:table-row>
            <table:table-cell table:style-name="Таблица.A1" office:value-type="string">
              <text:p text:style-name="P97">Name</text:p>
            </table:table-cell>
            <table:table-cell table:style-name="Таблица.A1" office:value-type="string">
              <text:p text:style-name="P103">Type</text:p>
            </table:table-cell>
            <table:table-cell table:style-name="Таблица.A1" office:value-type="string">
              <text:p text:style-name="P105">Validation</text:p>
            </table:table-cell>
            <table:table-cell table:style-name="Таблица.D1" office:value-type="string">
              <text:p text:style-name="P97">Comment</text:p>
            </table:table-cell>
          </table:table-row>
        </table:table-header-rows>
        <table:table-row>
          <table:table-cell table:style-name="Таблица.A2" office:value-type="string">
            <text:p text:style-name="P83">uuid</text:p>
          </table:table-cell>
          <table:table-cell table:style-name="Таблица.A2" office:value-type="string">
            <text:p text:style-name="P40">UUID</text:p>
          </table:table-cell>
          <table:table-cell table:style-name="Таблица.A2" office:value-type="string">
            <text:p text:style-name="P58">not<text:span text:style-name="T21">Empty</text:span></text:p>
          </table:table-cell>
          <table:table-cell table:style-name="Таблица.D2" office:value-type="string">
            <text:p text:style-name="P83">id</text:p>
          </table:table-cell>
        </table:table-row>
        <table:table-row>
          <table:table-cell table:style-name="Таблица.A2" office:value-type="string">
            <text:p text:style-name="P29">label</text:p>
          </table:table-cell>
          <table:table-cell table:style-name="Таблица.A2" office:value-type="string">
            <text:p text:style-name="P32">varchar(32)</text:p>
          </table:table-cell>
          <table:table-cell table:style-name="Таблица.A2" office:value-type="string">
            <text:p text:style-name="P86">[<text:span text:style-name="T27">\w</text:span>\s]+</text:p>
          </table:table-cell>
          <table:table-cell table:style-name="Таблица.D2" office:value-type="string">
            <text:p text:style-name="P29">Метка</text:p>
          </table:table-cell>
        </table:table-row>
        <table:table-row>
          <table:table-cell table:style-name="Таблица.A2" office:value-type="string">
            <text:p text:style-name="P29">email</text:p>
          </table:table-cell>
          <table:table-cell table:style-name="Таблица.A2" office:value-type="string">
            <text:p text:style-name="P32">varchar(32)</text:p>
          </table:table-cell>
          <table:table-cell table:style-name="Таблица.A2" office:value-type="string">
            <text:p text:style-name="P84">[a-z0-9_.]<text:span text:style-name="T26">+@[a-z0-9.]+</text:span></text:p>
          </table:table-cell>
          <table:table-cell table:style-name="Таблица.D2" office:value-type="string">
            <text:p text:style-name="P29">Email, также используется как логин</text:p>
          </table:table-cell>
        </table:table-row>
        <table:table-row>
          <table:table-cell table:style-name="Таблица.A2" office:value-type="string">
            <text:p text:style-name="P29">passwordHash</text:p>
          </table:table-cell>
          <table:table-cell table:style-name="Таблица.A2" office:value-type="string">
            <text:p text:style-name="P32">varchar</text:p>
          </table:table-cell>
          <table:table-cell table:style-name="Таблица.A2" office:value-type="string">
            <text:p text:style-name="P58">not<text:span text:style-name="T21">Empty</text:span></text:p>
          </table:table-cell>
          <table:table-cell table:style-name="Таблица.D2" office:value-type="string">
            <text:p text:style-name="P29">Хэш пароля</text:p>
          </table:table-cell>
        </table:table-row>
      </table:table>
      <text:p text:style-name="P6">Метка используется для размещения дополнительной информации о владельце учетной записи: имя, должность, роль и т. п. В качестве логина используется адрес электронной почты. На него же рассылаются требуемые сообщения. В качестве хэша пароля используется bcrypt.</text:p>
      <text:p text:style-name="P6">Управление учетными записями суперпользователя включает в себя:</text:p>
      <text:list xml:id="list885802545978754814" text:style-name="L1">
        <text:list-item>
          <text:p text:style-name="P112">Создание</text:p>
        </text:list-item>
        <text:list-item>
          <text:p text:style-name="P113">Редактирование</text:p>
        </text:list-item>
        <text:list-item>
          <text:p text:style-name="P112">Удаление</text:p>
        </text:list-item>
        <text:list-item>
          <text:p text:style-name="P112">Получение списка суперпользователей</text:p>
        </text:list-item>
      </text:list>
      <text:p text:style-name="P10">Обертка над Ruby-скриптами для работы с Суперпользователями:</text:p>
      <text:p text:style-name="P10">/scripts/manageSuperusers <text:span text:style-name="T14">&lt;create&gt;|&lt;edit&gt;|&lt;list&gt;|&lt;delete&gt;</text:span></text:p>
      <text:list xml:id="list121207846369066" text:continue-list="list121207122851483" text:style-name="Нумерация_20_в_20_заголовках">
        <text:list-item>
          <text:list>
            <text:list-item>
              <text:list>
                <text:list-item>
                  <text:h text:style-name="P130" text:outline-level="3"><text:bookmark-start text:name="__RefHeading__1522_1511760418"/>Управление организациями <text:span text:style-name="T8">(Organizations)</text:span><text:bookmark-end text:name="__RefHeading__1522_1511760418"/></text:h>
                </text:list-item>
              </text:list>
            </text:list-item>
          </text:list>
        </text:list-item>
      </text:list>
      <text:p text:style-name="P7">Организации могут создаваться, редактироваться и удаляться только Суперпользователем.</text:p>
      <text:p text:style-name="P111"><text:soft-page-break/>Таблица <text:sequence text:ref-name="refTable2" text:name="Table" text:formula="ooow:Table+1" style:num-format="1">2.1.2.1</text:sequence> - Атрибуты Organization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98">Name</text:p>
            </table:table-cell>
            <table:table-cell table:style-name="Таблица1.A1" office:value-type="string">
              <text:p text:style-name="P98">Type</text:p>
            </table:table-cell>
            <table:table-cell table:style-name="Таблица1.A1" office:value-type="string">
              <text:p text:style-name="P104">Validation</text:p>
            </table:table-cell>
            <table:table-cell table:style-name="Таблица1.D1" office:value-type="string">
              <text:p text:style-name="P98">Comment</text:p>
            </table:table-cell>
          </table:table-row>
        </table:table-header-rows>
        <table:table-row>
          <table:table-cell table:style-name="Таблица1.A2" office:value-type="string">
            <text:p text:style-name="P37">uuid</text:p>
          </table:table-cell>
          <table:table-cell table:style-name="Таблица1.A2" office:value-type="string">
            <text:p text:style-name="P37">UUID</text:p>
          </table:table-cell>
          <table:table-cell table:style-name="Таблица1.A2" office:value-type="string">
            <text:p text:style-name="P58">not<text:span text:style-name="T21">Empty</text:span></text:p>
          </table:table-cell>
          <table:table-cell table:style-name="Таблица1.D2" office:value-type="string">
            <text:p text:style-name="P41">id</text:p>
          </table:table-cell>
        </table:table-row>
        <table:table-row>
          <table:table-cell table:style-name="Таблица1.A2" office:value-type="string">
            <text:p text:style-name="P41">formOfOwnership</text:p>
          </table:table-cell>
          <table:table-cell table:style-name="Таблица1.A2" office:value-type="string">
            <text:p text:style-name="P41">int</text:p>
          </table:table-cell>
          <table:table-cell table:style-name="Таблица1.A2" office:value-type="string">
            <text:p text:style-name="P88"><text:span text:style-name="T20">notEmpty</text:span>, выбор из списка</text:p>
          </table:table-cell>
          <table:table-cell table:style-name="Таблица1.D2" office:value-type="string">
            <text:p text:style-name="P41">Форма собственности, выбирается из списка (ОАО, ЗАО, ООО, ФГУП)</text:p>
          </table:table-cell>
        </table:table-row>
        <table:table-row>
          <table:table-cell table:style-name="Таблица1.A2" office:value-type="string">
            <text:p text:style-name="P41">fullName</text:p>
          </table:table-cell>
          <table:table-cell table:style-name="Таблица1.A2" office:value-type="string">
            <text:p text:style-name="P31">varchar<text:span text:style-name="T10">(128)</text:span></text:p>
          </table:table-cell>
          <table:table-cell table:style-name="Таблица1.A2" office:value-type="string">
            <text:p text:style-name="P89">[\w\s]+</text:p>
          </table:table-cell>
          <table:table-cell table:style-name="Таблица1.D2" office:value-type="string">
            <text:p text:style-name="P41">Полное наименование</text:p>
          </table:table-cell>
        </table:table-row>
        <table:table-row>
          <table:table-cell table:style-name="Таблица1.A2" office:value-type="string">
            <text:p text:style-name="P41">shortName</text:p>
          </table:table-cell>
          <table:table-cell table:style-name="Таблица1.A2" office:value-type="string">
            <text:p text:style-name="P30">varchar(32)</text:p>
          </table:table-cell>
          <table:table-cell table:style-name="Таблица1.A2" office:value-type="string">
            <text:p text:style-name="P89">[\w\s]+</text:p>
          </table:table-cell>
          <table:table-cell table:style-name="Таблица1.D2" office:value-type="string">
            <text:p text:style-name="P41">Сокращенное наименование</text:p>
          </table:table-cell>
        </table:table-row>
        <table:table-row>
          <table:table-cell table:style-name="Таблица1.A2" office:value-type="string">
            <text:p text:style-name="P41">TIN</text:p>
          </table:table-cell>
          <table:table-cell table:style-name="Таблица1.A2" office:value-type="string">
            <text:p text:style-name="P31">varchar(<text:span text:style-name="T10">10</text:span>)</text:p>
          </table:table-cell>
          <table:table-cell table:style-name="Таблица1.A2" office:value-type="string">
            <text:p text:style-name="P87">[0-9]{10}</text:p>
          </table:table-cell>
          <table:table-cell table:style-name="Таблица1.D2" office:value-type="string">
            <text:p text:style-name="P41">ИНН</text:p>
          </table:table-cell>
        </table:table-row>
      </table:table>
      <text:list xml:id="list121207443866533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29" text:outline-level="3"><text:bookmark-start text:name="__RefHeading__65_1928543781"/>Управление пользователями <text:span text:style-name="T17">(Users)</text:span><text:bookmark-end text:name="__RefHeading__65_1928543781"/></text:h>
                </text:list-item>
              </text:list>
            </text:list-item>
          </text:list>
        </text:list-item>
      </text:list>
      <text:p text:style-name="P8">Пользователь принадлежит одной организации.</text:p>
      <text:p text:style-name="P8">Суперюзер может самостоятельно создавать пользователя. При этом <text:span text:style-name="T12">пользователь не приобретает статус New, а сразу по выбору суперюзера активен или нет.</text:span></text:p>
      <text:p text:style-name="P8"><text:span text:style-name="T12">Если пользователя создает </text:span>Администратор организации, <text:span text:style-name="T12">то новый пользователь не может работать до фактического одобрения суперюзера.</text:span></text:p>
      <text:p text:style-name="P111">Таблица <text:sequence text:ref-name="refTable3" text:name="Table" text:formula="ooow:Table+1" style:num-format="1">2.1.3.1</text:sequence> - Атрибуты User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99">Name</text:p>
            </table:table-cell>
            <table:table-cell table:style-name="Таблица2.A1" office:value-type="string">
              <text:p text:style-name="P102">Type</text:p>
            </table:table-cell>
            <table:table-cell table:style-name="Таблица2.A1" office:value-type="string">
              <text:p text:style-name="P107">Validation</text:p>
            </table:table-cell>
            <table:table-cell table:style-name="Таблица2.D1" office:value-type="string">
              <text:p text:style-name="P99">Comment</text:p>
            </table:table-cell>
          </table:table-row>
        </table:table-header-rows>
        <table:table-row>
          <table:table-cell table:style-name="Таблица2.A2" office:value-type="string">
            <text:p text:style-name="P38">uuid</text:p>
          </table:table-cell>
          <table:table-cell table:style-name="Таблица2.A2" office:value-type="string">
            <text:p text:style-name="P39">UUID</text:p>
          </table:table-cell>
          <table:table-cell table:style-name="Таблица2.A2" office:value-type="string">
            <text:p text:style-name="P56">not<text:span text:style-name="T21">Empty</text:span></text:p>
          </table:table-cell>
          <table:table-cell table:style-name="Таблица2.D2" office:value-type="string">
            <text:p text:style-name="P42">id</text:p>
          </table:table-cell>
        </table:table-row>
        <table:table-row>
          <table:table-cell table:style-name="Таблица2.A2" office:value-type="string">
            <text:p text:style-name="P50">organizationId</text:p>
          </table:table-cell>
          <table:table-cell table:style-name="Таблица2.A2" office:value-type="string">
            <text:p text:style-name="P51">UUID</text:p>
          </table:table-cell>
          <table:table-cell table:style-name="Таблица2.A2" office:value-type="string">
            <text:p text:style-name="P56">not<text:span text:style-name="T21">Empty</text:span></text:p>
          </table:table-cell>
          <table:table-cell table:style-name="Таблица2.D2" office:value-type="string">
            <text:p text:style-name="P50">id организации</text:p>
          </table:table-cell>
        </table:table-row>
        <table:table-row>
          <table:table-cell table:style-name="Таблица2.A2" office:value-type="string">
            <text:p text:style-name="P43">username</text:p>
          </table:table-cell>
          <table:table-cell table:style-name="Таблица2.A2" office:value-type="string">
            <text:p text:style-name="P34">varchar(32)</text:p>
          </table:table-cell>
          <table:table-cell table:style-name="Таблица2.A2" office:value-type="string">
            <text:p text:style-name="P55">[A-Za-z0-9]<text:span text:style-name="T27">+</text:span></text:p>
          </table:table-cell>
          <table:table-cell table:style-name="Таблица2.D2" office:value-type="string">
            <text:p text:style-name="P50">Имя пользователя для логина</text:p>
          </table:table-cell>
        </table:table-row>
        <table:table-row>
          <table:table-cell table:style-name="Таблица2.A2" office:value-type="string">
            <text:p text:style-name="P29">passwordHash</text:p>
          </table:table-cell>
          <table:table-cell table:style-name="Таблица2.A2" office:value-type="string">
            <text:p text:style-name="P32">varchar</text:p>
          </table:table-cell>
          <table:table-cell table:style-name="Таблица2.A2" office:value-type="string">
            <text:p text:style-name="P59">not<text:span text:style-name="T21">Empty</text:span></text:p>
          </table:table-cell>
          <table:table-cell table:style-name="Таблица2.D2" office:value-type="string">
            <text:p text:style-name="P29">Хэш пароля</text:p>
          </table:table-cell>
        </table:table-row>
        <table:table-row>
          <table:table-cell table:style-name="Таблица2.A2" office:value-type="string">
            <text:p text:style-name="P29">email</text:p>
          </table:table-cell>
          <table:table-cell table:style-name="Таблица2.A2" office:value-type="string">
            <text:p text:style-name="P32">varchar(32)</text:p>
          </table:table-cell>
          <table:table-cell table:style-name="Таблица2.A2" office:value-type="string">
            <text:p text:style-name="P85">[a-z0-9_.]<text:span text:style-name="T26">+@[a-z0-9.]+</text:span></text:p>
          </table:table-cell>
          <table:table-cell table:style-name="Таблица2.D2" office:value-type="string">
            <text:p text:style-name="P45">Для оповещений</text:p>
          </table:table-cell>
        </table:table-row>
        <table:table-row>
          <table:table-cell table:style-name="Таблица2.A2" office:value-type="string">
            <text:p text:style-name="P46">firstName</text:p>
          </table:table-cell>
          <table:table-cell table:style-name="Таблица2.A2" office:value-type="string">
            <text:p text:style-name="P33">varchar(32)</text:p>
          </table:table-cell>
          <table:table-cell table:style-name="Таблица2.A2" office:value-type="string">
            <text:p text:style-name="P90">[\w]+</text:p>
          </table:table-cell>
          <table:table-cell table:style-name="Таблица2.D2" office:value-type="string">
            <text:p text:style-name="P46">Имя</text:p>
          </table:table-cell>
        </table:table-row>
        <table:table-row>
          <table:table-cell table:style-name="Таблица2.A2" office:value-type="string">
            <text:p text:style-name="P44">lastName</text:p>
          </table:table-cell>
          <table:table-cell table:style-name="Таблица2.A2" office:value-type="string">
            <text:p text:style-name="P33">varchar(32)</text:p>
          </table:table-cell>
          <table:table-cell table:style-name="Таблица2.A2" office:value-type="string">
            <text:p text:style-name="P90">[\w]+</text:p>
          </table:table-cell>
          <table:table-cell table:style-name="Таблица2.D2" office:value-type="string">
            <text:p text:style-name="P44">Фамилия</text:p>
          </table:table-cell>
        </table:table-row>
        <table:table-row>
          <table:table-cell table:style-name="Таблица2.A2" office:value-type="string">
            <text:p text:style-name="P44">patronymicName</text:p>
          </table:table-cell>
          <table:table-cell table:style-name="Таблица2.A2" office:value-type="string">
            <text:p text:style-name="P33">varchar(32)</text:p>
          </table:table-cell>
          <table:table-cell table:style-name="Таблица2.A2" office:value-type="string">
            <text:p text:style-name="P90">[\w]+</text:p>
          </table:table-cell>
          <table:table-cell table:style-name="Таблица2.D2" office:value-type="string">
            <text:p text:style-name="P44">Отчество</text:p>
          </table:table-cell>
        </table:table-row>
        <table:table-row>
          <table:table-cell table:style-name="Таблица2.A2" office:value-type="string">
            <text:p text:style-name="P44">title</text:p>
          </table:table-cell>
          <table:table-cell table:style-name="Таблица2.A2" office:value-type="string">
            <text:p text:style-name="P33">varchar(<text:span text:style-name="T11">64</text:span>)</text:p>
          </table:table-cell>
          <table:table-cell table:style-name="Таблица2.A2" office:value-type="string">
            <text:p text:style-name="P90">[\w<text:span text:style-name="T32">\s</text:span>]+</text:p>
          </table:table-cell>
          <table:table-cell table:style-name="Таблица2.D2" office:value-type="string">
            <text:p text:style-name="P44">Должность</text:p>
          </table:table-cell>
        </table:table-row>
        <table:table-row>
          <table:table-cell table:style-name="Таблица2.A2" office:value-type="string">
            <text:p text:style-name="P44">photo</text:p>
          </table:table-cell>
          <table:table-cell table:style-name="Таблица2.A2" office:value-type="string">
            <text:p text:style-name="P47">binary</text:p>
          </table:table-cell>
          <table:table-cell table:style-name="Таблица2.A2" office:value-type="string">
            <text:p text:style-name="P47"/>
          </table:table-cell>
          <table:table-cell table:style-name="Таблица2.D2" office:value-type="string">
            <text:p text:style-name="P44">Фото (аватарка)</text:p>
          </table:table-cell>
        </table:table-row>
        <table:table-row>
          <table:table-cell table:style-name="Таблица2.A2" office:value-type="string">
            <text:p text:style-name="P48">status</text:p>
          </table:table-cell>
          <table:table-cell table:style-name="Таблица2.A2" office:value-type="string">
            <text:p text:style-name="P49">int</text:p>
          </table:table-cell>
          <table:table-cell table:style-name="Таблица2.A2" office:value-type="string">
            <text:p text:style-name="P49"/>
          </table:table-cell>
          <table:table-cell table:style-name="Таблица2.D2" office:value-type="string">
            <text:p text:style-name="P48">Статус пользователя</text:p>
          </table:table-cell>
        </table:table-row>
      </table:table>
      <text:p text:style-name="Text_20_body"/>
      <text:p text:style-name="P9">Статусы пользователя:</text:p>
      <text:p text:style-name="P9">New — данные занесены, но суперпользователь не подтвердил</text:p>
      <text:p text:style-name="P9">Inactive — аккаунт временно неактивен</text:p>
      <text:p text:style-name="P9">Active — работает</text:p>
      <text:list xml:id="list121207734510958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31" text:outline-level="3"><text:bookmark-start text:name="__RefHeading__1171_1754445247"/>Аутентификация пользователей<text:bookmark-end text:name="__RefHeading__1171_1754445247"/></text:h>
                </text:list-item>
              </text:list>
            </text:list-item>
          </text:list>
        </text:list-item>
      </text:list>
      <text:p text:style-name="P23">Аутентификация пользователей производится по паре username:password. Авторизации отмечаются в логе scope:AuthLogs. Приудачной авторизации eventType=userLoggedIn, при ошибке в пароле eventType=userInvalidPassword. При неизвестном имени пользователя фиксируется попытка с eventType=userUnknown.</text:p>
      <text:list xml:id="list121207809817766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28" text:outline-level="3"><text:bookmark-start text:name="__RefHeading__1524_1511760418"/><text:soft-page-break/>Управление правами <text:span text:style-name="T17">и ролями (Permissions and Roles)</text:span><text:bookmark-end text:name="__RefHeading__1524_1511760418"/></text:h>
                </text:list-item>
              </text:list>
            </text:list-item>
          </text:list>
        </text:list-item>
      </text:list>
      <text:p text:style-name="P12">Для <text:span text:style-name="T29">просмотра существующих прав и </text:span>управления ролями в интерфейсе суперюзера предусматривается соответствующий раздел.</text:p>
      <text:p text:style-name="P13">Для выполнения каждого действия, получения доступа к разделам и функциям применяются права. <text:span text:style-name="T16">Право на действие может быть предоставлено, не определено (понимая по умолчанию запрет), прямо запрещено: состояния granted, default, forbidden. Высший приоритет имеют права, заданные непосредственно для пользователя, после применяются права, заданные ролями. Отношения прав: запрет &gt; разрешение &gt; неопределенность.</text:span></text:p>
      <text:p text:style-name="P18">Права жестко прописываются в коде и импортируются при деплое <text:span text:style-name="T31">из файла</text:span>.</text:p>
      <text:p text:style-name="P111">Таблица <text:sequence text:ref-name="refTable4" text:name="Table" text:formula="ooow:Table+1" style:num-format="1">2.1.5.1</text:sequence> - <text:span text:style-name="T20">Атрибуты Permission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header-rows>
          <table:table-row>
            <table:table-cell table:style-name="Таблица3.A1" office:value-type="string">
              <text:p text:style-name="P100">Name</text:p>
            </table:table-cell>
            <table:table-cell table:style-name="Таблица3.A1" office:value-type="string">
              <text:p text:style-name="P100">Type</text:p>
            </table:table-cell>
            <table:table-cell table:style-name="Таблица3.A1" office:value-type="string">
              <text:p text:style-name="P108">Validation</text:p>
            </table:table-cell>
            <table:table-cell table:style-name="Таблица3.D1" office:value-type="string">
              <text:p text:style-name="P100">Comment</text:p>
            </table:table-cell>
          </table:table-row>
        </table:table-header-rows>
        <table:table-row>
          <table:table-cell table:style-name="Таблица3.A2" office:value-type="string">
            <text:p text:style-name="P38">uuid</text:p>
          </table:table-cell>
          <table:table-cell table:style-name="Таблица3.A2" office:value-type="string">
            <text:p text:style-name="P39">UUID</text:p>
          </table:table-cell>
          <table:table-cell table:style-name="Таблица3.A2" office:value-type="string">
            <text:p text:style-name="P56">not<text:span text:style-name="T21">Empty</text:span></text:p>
          </table:table-cell>
          <table:table-cell table:style-name="Таблица3.D2" office:value-type="string">
            <text:p text:style-name="P42">id</text:p>
          </table:table-cell>
        </table:table-row>
        <table:table-row>
          <table:table-cell table:style-name="Таблица3.A2" office:value-type="string">
            <text:p text:style-name="P53">title</text:p>
          </table:table-cell>
          <table:table-cell table:style-name="Таблица3.A2" office:value-type="string">
            <text:p text:style-name="P36">varchar<text:span text:style-name="T16">(32)</text:span></text:p>
          </table:table-cell>
          <table:table-cell table:style-name="Таблица3.A2" office:value-type="string">
            <text:p text:style-name="P57">[a-z0-9_]<text:span text:style-name="T29">+</text:span></text:p>
          </table:table-cell>
          <table:table-cell table:style-name="Таблица3.D2" office:value-type="string">
            <text:p text:style-name="P53">Заголовок</text:p>
          </table:table-cell>
        </table:table-row>
        <table:table-row>
          <table:table-cell table:style-name="Таблица3.A2" office:value-type="string">
            <text:p text:style-name="P53">description</text:p>
          </table:table-cell>
          <table:table-cell table:style-name="Таблица3.A2" office:value-type="string">
            <text:p text:style-name="P36">varchar<text:span text:style-name="T35">(128)</text:span></text:p>
          </table:table-cell>
          <table:table-cell table:style-name="Таблица3.A2" office:value-type="string">
            <text:p text:style-name="P91">[\w<text:span text:style-name="T32">\s</text:span>]+</text:p>
          </table:table-cell>
          <table:table-cell table:style-name="Таблица3.D2" office:value-type="string">
            <text:p text:style-name="P53">Описание</text:p>
          </table:table-cell>
        </table:table-row>
      </table:table>
      <text:p text:style-name="P19">Для задания некоторого набора свойств пользователю могут быть присвоены роли. Каждой роли могут (но не обязаны!) быть присвоены некоторые права, прямо запрещены некоторые права. <text:span text:style-name="T32">Права в роли уникальны.</text:span></text:p>
      <text:p text:style-name="P20">Алгоритм поиска эффективного права:</text:p>
      <text:list xml:id="list6877450725706030653" text:style-name="L2">
        <text:list-item>
          <text:p text:style-name="P114">Присваиваем default</text:p>
        </text:list-item>
        <text:list-item>
          <text:p text:style-name="P114">Последовательно перебираем права пользователя. Если найдено forbidden, присваиваем его и выходим, если granted, присваиваем и идем дальше.</text:p>
        </text:list-item>
        <text:list-item>
          <text:p text:style-name="P115">Если после перебора всех прав пользователя осталось default, аналогично перебираем права из роли.</text:p>
        </text:list-item>
        <text:list-item>
          <text:p text:style-name="P115">Если и после просмотра ролей default, присваиваем forbidden.</text:p>
        </text:list-item>
      </text:list>
      <text:p text:style-name="P111">Таблица <text:sequence text:ref-name="refTable5" text:name="Table" text:formula="ooow:Table+1" style:num-format="1">2.1.5.2</text:sequence> - <text:span text:style-name="T20">Атрибуты </text:span>Role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header-rows>
          <table:table-row>
            <table:table-cell table:style-name="Таблица4.A1" office:value-type="string">
              <text:p text:style-name="P101">Name</text:p>
            </table:table-cell>
            <table:table-cell table:style-name="Таблица4.A1" office:value-type="string">
              <text:p text:style-name="P101">Type</text:p>
            </table:table-cell>
            <table:table-cell table:style-name="Таблица4.A1" office:value-type="string">
              <text:p text:style-name="P108">Validation</text:p>
            </table:table-cell>
            <table:table-cell table:style-name="Таблица4.D1" office:value-type="string">
              <text:p text:style-name="P101">Comment</text:p>
            </table:table-cell>
          </table:table-row>
        </table:table-header-rows>
        <table:table-row>
          <table:table-cell table:style-name="Таблица4.A2" office:value-type="string">
            <text:p text:style-name="P38">uuid</text:p>
          </table:table-cell>
          <table:table-cell table:style-name="Таблица4.A2" office:value-type="string">
            <text:p text:style-name="P39">UUID</text:p>
          </table:table-cell>
          <table:table-cell table:style-name="Таблица4.A2" office:value-type="string">
            <text:p text:style-name="P56">not<text:span text:style-name="T21">Empty</text:span></text:p>
          </table:table-cell>
          <table:table-cell table:style-name="Таблица4.D2" office:value-type="string">
            <text:p text:style-name="P42">id</text:p>
          </table:table-cell>
        </table:table-row>
        <table:table-row>
          <table:table-cell table:style-name="Таблица4.A2" office:value-type="string">
            <text:p text:style-name="P54">title</text:p>
          </table:table-cell>
          <table:table-cell table:style-name="Таблица4.A2" office:value-type="string">
            <text:p text:style-name="P35">varchar<text:span text:style-name="T16">(32)</text:span></text:p>
          </table:table-cell>
          <table:table-cell table:style-name="Таблица4.A2" office:value-type="string">
            <text:p text:style-name="P57">[<text:span text:style-name="T32">\w</text:span>]<text:span text:style-name="T32">+</text:span></text:p>
          </table:table-cell>
          <table:table-cell table:style-name="Таблица4.D2" office:value-type="string">
            <text:p text:style-name="P54">Заголовок</text:p>
          </table:table-cell>
        </table:table-row>
        <table:table-row>
          <table:table-cell table:style-name="Таблица4.A2" office:value-type="string">
            <text:p text:style-name="P54">description</text:p>
          </table:table-cell>
          <table:table-cell table:style-name="Таблица4.A2" office:value-type="string">
            <text:p text:style-name="P35">varchar<text:span text:style-name="T34">(128)</text:span></text:p>
          </table:table-cell>
          <table:table-cell table:style-name="Таблица4.A2" office:value-type="string">
            <text:p text:style-name="P61">[<text:span text:style-name="T32">\w\s</text:span>]<text:span text:style-name="T32">+</text:span></text:p>
          </table:table-cell>
          <table:table-cell table:style-name="Таблица4.D2" office:value-type="string">
            <text:p text:style-name="P54">Описание</text:p>
          </table:table-cell>
        </table:table-row>
      </table:table>
      <text:list xml:id="list121207993160313" text:continue-list="list121207809817766" text:style-name="Нумерация_20_в_20_заголовках">
        <text:list-item>
          <text:list>
            <text:list-item>
              <text:list>
                <text:list-item>
                  <text:h text:style-name="P128" text:outline-level="3"><text:bookmark-start text:name="__RefHeading__1002_97094416"/>Логи <text:span text:style-name="T19">(Logs)</text:span><text:bookmark-end text:name="__RefHeading__1002_97094416"/></text:h>
                </text:list-item>
              </text:list>
            </text:list-item>
          </text:list>
        </text:list-item>
      </text:list>
      <text:p text:style-name="P21">Все <text:span text:style-name="T21">события в системе</text:span> фиксируются в логах. <text:span text:style-name="T21">Логи хранятся в общей базе данных. Для разбиения по разделам каждой записи присваивается атрибут scope.</text:span></text:p>
      <text:p text:style-name="P22">Инициатор события — субъект — пользователь, который совершал действие. Если событие произошло до аутентификации или относится ко всей системе, применяется UUID(0).</text:p>
      <text:p text:style-name="P111">Таблица <text:sequence text:ref-name="refTable6" text:name="Table" text:formula="ooow:Table+1" style:num-format="1">2.1.6.1</text:sequence> - Разделы логов</text:p>
      <table:table table:name="LogTables" table:style-name="LogTables">
        <table:table-column table:style-name="LogTables.A"/>
        <table:table-column table:style-name="LogTables.B"/>
        <table:table-header-rows>
          <table:table-row>
            <table:table-cell table:style-name="LogTables.A1" office:value-type="string">
              <text:p text:style-name="P109">Table name</text:p>
            </table:table-cell>
            <table:table-cell table:style-name="LogTables.B1" office:value-type="string">
              <text:p text:style-name="P109">Log section</text:p>
            </table:table-cell>
          </table:table-row>
        </table:table-header-rows>
        <table:table-row>
          <table:table-cell table:style-name="LogTables.A2" office:value-type="string">
            <text:p text:style-name="P67"><text:span text:style-name="T29">Action</text:span>Logs</text:p>
          </table:table-cell>
          <table:table-cell table:style-name="LogTables.B2" office:value-type="string">
            <text:p text:style-name="P67">Действия пользователей <text:span text:style-name="T22">и суперюзеров</text:span></text:p>
          </table:table-cell>
        </table:table-row>
        <text:soft-page-break/>
        <table:table-row>
          <table:table-cell table:style-name="LogTables.A2" office:value-type="string">
            <text:p text:style-name="P68">AuthLogs</text:p>
          </table:table-cell>
          <table:table-cell table:style-name="LogTables.B2" office:value-type="string">
            <text:p text:style-name="P68"><text:span text:style-name="T25">Аутентификация и а</text:span>вторизаци<text:span text:style-name="T25">я</text:span></text:p>
          </table:table-cell>
        </table:table-row>
      </table:table>
      <text:p text:style-name="P16"/>
      <text:p text:style-name="P111">Таблица <text:sequence text:ref-name="refTable7" text:name="Table" text:formula="ooow:Table+1" style:num-format="1">2.1.6.2</text:sequence> - Атрибуты Log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header-rows>
          <table:table-row>
            <table:table-cell table:style-name="Таблица5.A1" office:value-type="string">
              <text:p text:style-name="Table_20_Heading">Name</text:p>
            </table:table-cell>
            <table:table-cell table:style-name="Таблица5.A1" office:value-type="string">
              <text:p text:style-name="Table_20_Heading">Type</text:p>
            </table:table-cell>
            <table:table-cell table:style-name="Таблица5.A1" office:value-type="string">
              <text:p text:style-name="Table_20_Heading">Validation</text:p>
            </table:table-cell>
            <table:table-cell table:style-name="Таблица5.D1" office:value-type="string">
              <text:p text:style-name="Table_20_Heading">Comment</text:p>
            </table:table-cell>
          </table:table-row>
        </table:table-header-rows>
        <table:table-row>
          <table:table-cell table:style-name="Таблица5.A2" office:value-type="string">
            <text:p text:style-name="P80">scope</text:p>
          </table:table-cell>
          <table:table-cell table:style-name="Таблица5.A2" office:value-type="string">
            <text:p text:style-name="P81">varchar(32)</text:p>
          </table:table-cell>
          <table:table-cell table:style-name="Таблица5.A2" office:value-type="string">
            <text:p text:style-name="P60">[a-z0-9_]<text:span text:style-name="T29">+</text:span></text:p>
          </table:table-cell>
          <table:table-cell table:style-name="Таблица5.D2" office:value-type="string">
            <text:p text:style-name="P80">Раздел</text:p>
          </table:table-cell>
        </table:table-row>
        <table:table-row>
          <table:table-cell table:style-name="Таблица5.A2" office:value-type="string">
            <text:p text:style-name="Table_20_Contents">timestamp</text:p>
          </table:table-cell>
          <table:table-cell table:style-name="Таблица5.A2" office:value-type="string">
            <text:p text:style-name="P62">timestamp ()</text:p>
          </table:table-cell>
          <table:table-cell table:style-name="Таблица5.A2" office:value-type="string">
            <text:p text:style-name="P62">notEmpty</text:p>
          </table:table-cell>
          <table:table-cell table:style-name="Таблица5.D2" office:value-type="string">
            <text:p text:style-name="P64">Время события, <text:span text:style-name="T37">отображать в формате HH:mm:ss.zzz</text:span></text:p>
          </table:table-cell>
        </table:table-row>
        <table:table-row>
          <table:table-cell table:style-name="Таблица5.A2" office:value-type="string">
            <text:p text:style-name="P65"><text:span text:style-name="T38">subj</text:span>Id</text:p>
          </table:table-cell>
          <table:table-cell table:style-name="Таблица5.A2" office:value-type="string">
            <text:p text:style-name="P66">UUID</text:p>
          </table:table-cell>
          <table:table-cell table:style-name="Таблица5.A2" office:value-type="string">
            <text:p text:style-name="P63">notEmpty</text:p>
          </table:table-cell>
          <table:table-cell table:style-name="Таблица5.D2" office:value-type="string">
            <text:p text:style-name="P65">Инициатор</text:p>
          </table:table-cell>
        </table:table-row>
        <table:table-row>
          <table:table-cell table:style-name="Таблица5.A2" office:value-type="string">
            <text:p text:style-name="P69">objId</text:p>
          </table:table-cell>
          <table:table-cell table:style-name="Таблица5.A2" office:value-type="string">
            <text:p text:style-name="P70">UUID</text:p>
          </table:table-cell>
          <table:table-cell table:style-name="Таблица5.A2" office:value-type="string">
            <text:p text:style-name="P63"/>
          </table:table-cell>
          <table:table-cell table:style-name="Таблица5.D2" office:value-type="string">
            <text:p text:style-name="P69">Объект, над которым проведено действие</text:p>
          </table:table-cell>
        </table:table-row>
        <table:table-row>
          <table:table-cell table:style-name="Таблица5.A2" office:value-type="string">
            <text:p text:style-name="P69">event<text:span text:style-name="T23">Type</text:span></text:p>
          </table:table-cell>
          <table:table-cell table:style-name="Таблица5.A2" office:value-type="string">
            <text:p text:style-name="P70">varchar(64)</text:p>
          </table:table-cell>
          <table:table-cell table:style-name="Таблица5.A2" office:value-type="string">
            <text:p text:style-name="P82">[a-zA-Z0-9_]<text:span text:style-name="T33">+</text:span></text:p>
          </table:table-cell>
          <table:table-cell table:style-name="Таблица5.D2" office:value-type="string">
            <text:p text:style-name="P71">Тип события</text:p>
          </table:table-cell>
        </table:table-row>
        <table:table-row>
          <table:table-cell table:style-name="Таблица5.A2" office:value-type="string">
            <text:p text:style-name="P78">result</text:p>
          </table:table-cell>
          <table:table-cell table:style-name="Таблица5.A2" office:value-type="string">
            <text:p text:style-name="P79">varchar(32)</text:p>
          </table:table-cell>
          <table:table-cell table:style-name="Таблица5.A2" office:value-type="string">
            <text:p text:style-name="P79">{Success<text:span text:style-name="T33">|</text:span>Error}</text:p>
          </table:table-cell>
          <table:table-cell table:style-name="Таблица5.D2" office:value-type="string">
            <text:p text:style-name="P78">Результат операции</text:p>
          </table:table-cell>
        </table:table-row>
        <table:table-row>
          <table:table-cell table:style-name="Таблица5.A2" office:value-type="string">
            <text:p text:style-name="P74">comment</text:p>
          </table:table-cell>
          <table:table-cell table:style-name="Таблица5.A2" office:value-type="string">
            <text:p text:style-name="P75">varchar(1024)</text:p>
          </table:table-cell>
          <table:table-cell table:style-name="Таблица5.A2" office:value-type="string">
            <text:p text:style-name="P92">[\w\s]</text:p>
          </table:table-cell>
          <table:table-cell table:style-name="Таблица5.D2" office:value-type="string">
            <text:p text:style-name="P74">Произвольный <text:span text:style-name="T24">комментарий</text:span></text:p>
          </table:table-cell>
        </table:table-row>
      </table:table>
      <text:p text:style-name="Text_20_body"/>
      <text:p text:style-name="Table">Таблица <text:sequence text:ref-name="refTable8" text:name="Table" text:formula="ooow:Table+1" style:num-format="1">2.1.6.3</text:sequence> - Типы событий</text:p>
      <table:table table:name="EventType" table:style-name="EventType">
        <table:table-column table:style-name="EventType.A"/>
        <table:table-column table:style-name="EventType.B"/>
        <table:table-header-rows>
          <table:table-row>
            <table:table-cell table:style-name="EventType.A1" office:value-type="string">
              <text:p text:style-name="P110">Event type</text:p>
            </table:table-cell>
            <table:table-cell table:style-name="EventType.B1" office:value-type="string">
              <text:p text:style-name="P110">Description</text:p>
            </table:table-cell>
          </table:table-row>
        </table:table-header-rows>
        <table:table-row>
          <table:table-cell table:style-name="EventType.A2" office:value-type="string">
            <text:p text:style-name="P72">superUserLoggedIn</text:p>
          </table:table-cell>
          <table:table-cell table:style-name="EventType.B2" office:value-type="string">
            <text:p text:style-name="P72">Суперюзер авторизовался</text:p>
          </table:table-cell>
        </table:table-row>
        <table:table-row>
          <table:table-cell table:style-name="EventType.A2" office:value-type="string">
            <text:p text:style-name="P72">superUserLoggedOut</text:p>
          </table:table-cell>
          <table:table-cell table:style-name="EventType.B2" office:value-type="string">
            <text:p text:style-name="P72">Суперюзер разлогинился</text:p>
          </table:table-cell>
        </table:table-row>
        <table:table-row>
          <table:table-cell table:style-name="EventType.A2" office:value-type="string">
            <text:p text:style-name="P72">superUserSessionTimeout</text:p>
          </table:table-cell>
          <table:table-cell table:style-name="EventType.B2" office:value-type="string">
            <text:p text:style-name="P72">Таймаут сессии суперюзера</text:p>
          </table:table-cell>
        </table:table-row>
        <table:table-row>
          <table:table-cell table:style-name="EventType.A2" office:value-type="string">
            <text:p text:style-name="P72"><text:span text:style-name="T30">u</text:span>serLoggedIn</text:p>
          </table:table-cell>
          <table:table-cell table:style-name="EventType.B2" office:value-type="string">
            <text:p text:style-name="P72"><text:span text:style-name="T30">Пользователь</text:span> авторизовался</text:p>
          </table:table-cell>
        </table:table-row>
        <table:table-row>
          <table:table-cell table:style-name="EventType.A2" office:value-type="string">
            <text:p text:style-name="P72"><text:span text:style-name="T30">u</text:span>serLoggedOut</text:p>
          </table:table-cell>
          <table:table-cell table:style-name="EventType.B2" office:value-type="string">
            <text:p text:style-name="P73"><text:span text:style-name="T30">Пользователь</text:span> разлогинился</text:p>
          </table:table-cell>
        </table:table-row>
        <table:table-row>
          <table:table-cell table:style-name="EventType.A2" office:value-type="string">
            <text:p text:style-name="P72"><text:span text:style-name="T30">u</text:span>serSessionTimeout</text:p>
          </table:table-cell>
          <table:table-cell table:style-name="EventType.B2" office:value-type="string">
            <text:p text:style-name="P73">Таймаут сессии <text:span text:style-name="T30">пользователя</text:span></text:p>
          </table:table-cell>
        </table:table-row>
        <table:table-row>
          <table:table-cell table:style-name="EventType.A2" office:value-type="string">
            <text:p text:style-name="P93">userInvalidPassword</text:p>
          </table:table-cell>
          <table:table-cell table:style-name="EventType.B2" office:value-type="string">
            <text:p text:style-name="P93">Попытка аутентификации с неверным паролем</text:p>
          </table:table-cell>
        </table:table-row>
        <table:table-row>
          <table:table-cell table:style-name="EventType.A2" office:value-type="string">
            <text:p text:style-name="P95">userUnknown</text:p>
          </table:table-cell>
          <table:table-cell table:style-name="EventType.B2" office:value-type="string">
            <text:p text:style-name="P94">Попытка аутентификации с неверным <text:span text:style-name="T39">именем пользователя</text:span></text:p>
          </table:table-cell>
        </table:table-row>
        <table:table-row>
          <table:table-cell table:style-name="EventType.A2" office:value-type="string">
            <text:p text:style-name="P76">userCreated</text:p>
          </table:table-cell>
          <table:table-cell table:style-name="EventType.B2" office:value-type="string">
            <text:p text:style-name="P76">Пользователь создан</text:p>
          </table:table-cell>
        </table:table-row>
        <table:table-row>
          <table:table-cell table:style-name="EventType.A2" office:value-type="string">
            <text:p text:style-name="P76">userEdited</text:p>
          </table:table-cell>
          <table:table-cell table:style-name="EventType.B2" office:value-type="string">
            <text:p text:style-name="P76">Пользователь изменен</text:p>
          </table:table-cell>
        </table:table-row>
        <table:table-row>
          <table:table-cell table:style-name="EventType.A2" office:value-type="string">
            <text:p text:style-name="P76">userDeleted</text:p>
          </table:table-cell>
          <table:table-cell table:style-name="EventType.B2" office:value-type="string">
            <text:p text:style-name="P76">Пользователь удален</text:p>
          </table:table-cell>
        </table:table-row>
        <table:table-row>
          <table:table-cell table:style-name="EventType.A2" office:value-type="string">
            <text:p text:style-name="P76">organizationCreated</text:p>
          </table:table-cell>
          <table:table-cell table:style-name="EventType.B2" office:value-type="string">
            <text:p text:style-name="P76">Организация создана</text:p>
          </table:table-cell>
        </table:table-row>
        <table:table-row>
          <table:table-cell table:style-name="EventType.A2" office:value-type="string">
            <text:p text:style-name="P76">organizationEdited</text:p>
          </table:table-cell>
          <table:table-cell table:style-name="EventType.B2" office:value-type="string">
            <text:p text:style-name="P76">Организация изменена</text:p>
          </table:table-cell>
        </table:table-row>
        <table:table-row>
          <table:table-cell table:style-name="EventType.A2" office:value-type="string">
            <text:p text:style-name="P76">organizationDeleted</text:p>
          </table:table-cell>
          <table:table-cell table:style-name="EventType.B2" office:value-type="string">
            <text:p text:style-name="P76">Организация удалена</text:p>
          </table:table-cell>
        </table:table-row>
        <table:table-row>
          <table:table-cell table:style-name="EventType.A2" office:value-type="string">
            <text:p text:style-name="P76"><text:span text:style-name="T29">role</text:span>Created</text:p>
          </table:table-cell>
          <table:table-cell table:style-name="EventType.B2" office:value-type="string">
            <text:p text:style-name="P76"><text:span text:style-name="T29">Роль</text:span> создана</text:p>
          </table:table-cell>
        </table:table-row>
        <table:table-row>
          <table:table-cell table:style-name="EventType.A2" office:value-type="string">
            <text:p text:style-name="P77"><text:span text:style-name="T29">role</text:span>Edited</text:p>
          </table:table-cell>
          <table:table-cell table:style-name="EventType.B2" office:value-type="string">
            <text:p text:style-name="P77"><text:span text:style-name="T29">Роль</text:span> изменена</text:p>
          </table:table-cell>
        </table:table-row>
        <table:table-row>
          <table:table-cell table:style-name="EventType.A2" office:value-type="string">
            <text:p text:style-name="P77"><text:span text:style-name="T29">role</text:span>Deleted</text:p>
          </table:table-cell>
          <table:table-cell table:style-name="EventType.B2" office:value-type="string">
            <text:p text:style-name="P77"><text:span text:style-name="T29">Роль</text:span> удалена</text:p>
          </table:table-cell>
        </table:table-row>
      </table:table>
      <text:h text:style-name="P116" text:outline-level="2"/>
      <text:h text:style-name="P117" text:outline-level="2"><text:bookmark-start text:name="__RefHeading__1173_1754445247"/>В интерфейсе просмотра логов обновление <text:span text:style-name="T36">должно происходить динамически, по мере поступления новых записей со скроллингом.</text:span><text:bookmark-end text:name="__RefHeading__1173_1754445247"/></text:h>
      <text:h text:style-name="P118" text:outline-level="2"><text:soft-page-break/></text:h>
      <text:list xml:id="list121208214961589" text:continue-numbering="true" text:style-name="Нумерация_20_в_20_заголовках">
        <text:list-item>
          <text:list>
            <text:list-item>
              <text:h text:style-name="P127" text:outline-level="2"><text:bookmark-start text:name="__RefHeading__1004_97094416"/>Пользовательский интерфейс<text:bookmark-end text:name="__RefHeading__1004_97094416"/></text:h>
            </text:list-item>
          </text:list>
        </text:list-item>
        <text:list-item>
          <text:h text:style-name="P122" text:outline-level="1"><text:bookmark-start text:name="__RefHeading__116_1625461075"/>Сущности<text:bookmark-end text:name="__RefHeading__116_1625461075"/></text:h>
          <text:list>
            <text:list-item text:start-value="1">
              <text:h text:style-name="P123" text:outline-level="2" text:restart-numbering="true" text:start-value="-1"><text:bookmark-start text:name="__RefHeading__791_1038850855"/>Тэг <text:span text:style-name="T4">(Tag)</text:span><text:bookmark-end text:name="__RefHeading__791_1038850855"/></text:h>
            </text:list-item>
          </text:list>
        </text:list-item>
      </text:list>
      <text:p text:style-name="P4">Метка, присваиваемая чему-либо. У каждого объекта может быть несколько тэгов или не быть совсем. Тэг уникален для всей системы. <text:span text:style-name="T5">Для каждого тэга может быть задано множество пользователей, для которого этот тэг виден. По умолчанию для всех.</text:span></text:p>
      <text:h text:style-name="P119" text:outline-level="1"/>
      <text:list xml:id="list121207475362983" text:continue-numbering="true" text:style-name="Нумерация_20_в_20_заголовках">
        <text:list-item>
          <text:h text:style-name="P121" text:outline-level="1"><text:bookmark-start text:name="__RefHeading__593_785244112"/>Варианты использования <text:span text:style-name="T3">(Use cases)</text:span><text:bookmark-end text:name="__RefHeading__593_785244112"/></text:h>
          <text:list>
            <text:list-item>
              <text:h text:style-name="P123" text:outline-level="2"><text:bookmark-start text:name="__RefHeading__1075_1038850855"/><text:span text:style-name="T9">Организации и </text:span>Пользователи<text:bookmark-end text:name="__RefHeading__1075_1038850855"/></text:h>
            </text:list-item>
          </text:list>
        </text:list-item>
      </text:list>
      <text:p text:style-name="Text_20_body"/>
      <text:h text:style-name="P119" text:outline-level="1"/>
      <text:list xml:id="list121208279534255" text:continue-numbering="true" text:style-name="Нумерация_20_в_20_заголовках">
        <text:list-item>
          <text:h text:style-name="P121" text:outline-level="1"><text:bookmark-start text:name="__RefHeading__802_1134636508"/>Архитектурные решения<text:bookmark-end text:name="__RefHeading__802_1134636508"/></text:h>
          <text:list>
            <text:list-item>
              <text:h text:style-name="P123" text:outline-level="2"><text:bookmark-start text:name="__RefHeading__804_1134636508"/>Хранение аватарок пользователя в базе данных<text:bookmark-end text:name="__RefHeading__804_1134636508"/></text:h>
            </text:list-item>
          </text:list>
        </text:list-item>
      </text:list>
      <text:p text:style-name="P11">Аватарки после загрузки пользователем преобразуются в нужный формат и загружаются непосредственно в БД. В соответствии с Руководством по интерфейсу требуются строго определенного размера изображения. Они получаются из загруженной пользователем картинки вырезанием верхнего левого квадрата и преобразованием до требуемог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Обычный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text-align="justify" style:justify-single-word="false" fo:text-indent="1.251cm" style:auto-text-indent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01cm" fo:margin-bottom="0.101cm" style:contextual-spacing="false" fo:text-indent="1.251cm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101cm" fo:margin-bottom="0.101cm" style:contextual-spacing="false" fo:text-indent="1.251cm" style:auto-text-indent="false" style:shadow="none">
        <style:tab-stops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199cm" fo:margin-bottom="0.199cm" style:contextual-spacing="false" fo:text-indent="0cm" style:auto-text-indent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 style:vertical-align="middl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Table" style:family="paragraph" style:parent-style-name="Caption" style:list-style-name="" style:class="extra" style:master-page-name="">
      <style:paragraph-properties fo:margin-top="0.199cm" fo:margin-bottom="0.199cm" style:contextual-spacing="false" style:page-number="auto" fo:background-color="transparent" style:shadow="none">
        <style:tab-stops/>
        <style:background-image/>
      </style:paragraph-properties>
      <style:text-properties fo:font-style="normal"/>
    </style:style>
    <style:style style:name="Drawing" style:family="paragraph" style:parent-style-name="Caption" style:class="extra">
      <style:paragraph-properties fo:margin-top="0.199cm" fo:margin-bottom="0.199cm" style:contextual-spacing="false" fo:text-align="center" style:justify-single-word="false"/>
      <style:text-properties fo:font-style="normal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Нумерация_20_в_20_заголовках" style:display-name="Нумерация в заголовках">
      <text:list-level-style-number text:level="1" text:style-name="Numbering_20_Symbols" style:num-suffix=" 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 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 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 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 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 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 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>
        <style:tab-stops/>
      </style:paragraph-properties>
      <style:text-properties officeooo:rsid="000c89d6" officeooo:paragraph-rsid="012af2f7"/>
    </style:style>
    <style:style style:name="MP2" style:family="paragraph" style:parent-style-name="Footer">
      <style:paragraph-properties fo:text-align="end" style:justify-single-word="false"/>
      <style:text-properties officeooo:rsid="001b04b2" officeooo:paragraph-rsid="001b04b2"/>
    </style:style>
    <style:style style:name="MT1" style:family="text">
      <style:text-properties officeooo:rsid="001ae6f8"/>
    </style:style>
    <style:style style:name="MT2" style:family="text">
      <style:text-properties officeooo:rsid="000e883a"/>
    </style:style>
    <style:style style:name="MSect1" style:family="section">
      <style:section-properties fo:background-color="transparent" text:dont-balance-text-columns="false" style:editable="false">
        <style:columns fo:column-count="2">
          <style:column style:rel-width="6236*" fo:start-indent="0cm" fo:end-indent="0cm"/>
          <style:column style:rel-width="3969*" fo:start-indent="0cm" fo:end-indent="0cm"/>
        </style:columns>
        <style:background-image/>
      </style:section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section text:style-name="MSect1" text:name="Раздел2">
          <text:p text:style-name="MP1"><text:subject>SAKE Final Fantasy</text:subject>:<text:title>Руководство разработчика</text:title><text:tab/><text:tab/><text:tab/><text:tab/><text:tab/><text:tab/><text:span text:style-name="MT1">В</text:span>ерсия <text:editing-cycles>48</text:editing-cycles> <text:span text:style-name="MT2">от </text:span><text:span text:style-name="MT2"><text:time style:data-style-name="N41" text:time-value="2014-07-31T12:12:06.797027187">12:11:53</text:time></text:span><text:span text:style-name="MT2"> </text:span><text:span text:style-name="MT2"><text:date style:data-style-name="N36" text:date-value="2014-07-31T12:12:06.797343394">31.07.2014</text:date></text:span></text:p>
        </text:section>
      </style:header>
      <style:footer>
        <text:p text:style-name="MP2">Страница <text:page-number text:select-page="current">11</text:page-number> из 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19:32:03.426881384</meta:creation-date>
    <meta:editing-duration>PT6H32M1S</meta:editing-duration>
    <meta:editing-cycles>48</meta:editing-cycles>
    <meta:generator>LibreOffice/4.1.6.2$Linux_X86_64 LibreOffice_project/410m0$Build-2</meta:generator>
    <dc:title>Руководство разработчика</dc:title>
    <dc:subject>SAKE Final Fantasy</dc:subject>
    <meta:initial-creator>Vladimir Krivenko</meta:initial-creator>
    <meta:keyword>SAKE</meta:keyword>
    <dc:date>2014-07-31T12:12:06.759347943</dc:date>
    <dc:creator>Vladimir Krivenko</dc:creator>
    <meta:document-statistic meta:table-count="10" meta:image-count="0" meta:object-count="0" meta:page-count="11" meta:paragraph-count="313" meta:word-count="1135" meta:character-count="8967" meta:non-whitespace-character-count="8141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Автоматически сохранённая версия" VL:creator="Vladimir Krivenko" dc:date-time="2014-06-30T19:34:55"/>
  <VL:version-entry VL:title="Version2" VL:comment="Автоматически сохранённая версия" VL:creator="Vladimir Krivenko" dc:date-time="2014-07-01T19:58:36"/>
  <VL:version-entry VL:title="Version3" VL:comment="Автоматически сохранённая версия" VL:creator="Vladimir Krivenko" dc:date-time="2014-07-21T14:33:18"/>
  <VL:version-entry VL:title="Version4" VL:comment="Автоматически сохранённая версия" VL:creator="Vladimir Krivenko" dc:date-time="2014-07-31T12:12:07"/>
</VL:version-list>
</file>